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1141" officeooo:paragraph-rsid="000f1141"/>
    </style:style>
    <style:style style:name="P2" style:family="paragraph" style:parent-style-name="Standard">
      <style:text-properties officeooo:rsid="000f1141" officeooo:paragraph-rsid="001055c9"/>
    </style:style>
    <style:style style:name="P3" style:family="paragraph" style:parent-style-name="Standard">
      <style:text-properties officeooo:paragraph-rsid="000f1141"/>
    </style:style>
    <style:style style:name="P4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5" style:family="paragraph" style:parent-style-name="Standard">
      <style:text-properties fo:color="#000000" style:font-name="Droid Sans Mono" fo:font-size="9pt" fo:font-weight="normal" officeooo:rsid="000f1141" officeooo:paragraph-rsid="000f1141" fo:background-color="#fffffe"/>
    </style:style>
    <style:style style:name="P6" style:family="paragraph" style:parent-style-name="Standard">
      <style:paragraph-properties style:line-height-at-least="0.423cm"/>
      <style:text-properties fo:color="#000000" fo:background-color="#fffffe"/>
    </style:style>
    <style:style style:name="P7" style:family="paragraph" style:parent-style-name="Standard">
      <style:text-properties officeooo:rsid="001055c9" officeooo:paragraph-rsid="001055c9"/>
    </style:style>
    <style:style style:name="P8" style:family="paragraph" style:parent-style-name="Standard">
      <style:text-properties officeooo:paragraph-rsid="001055c9"/>
    </style:style>
    <style:style style:name="P9" style:family="paragraph" style:parent-style-name="Standard">
      <style:text-properties officeooo:rsid="00117f6c" officeooo:paragraph-rsid="00117f6c"/>
    </style:style>
    <style:style style:name="P10" style:family="paragraph" style:parent-style-name="Standard">
      <style:text-properties officeooo:rsid="0018d5b0" officeooo:paragraph-rsid="0018d5b0"/>
    </style:style>
    <style:style style:name="P11" style:family="paragraph" style:parent-style-name="Standard">
      <style:text-properties officeooo:rsid="001f6c64" officeooo:paragraph-rsid="001f6c64"/>
    </style:style>
    <style:style style:name="P12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f1141" officeooo:paragraph-rsid="000f1141"/>
    </style:style>
    <style:style style:name="P13" style:family="paragraph" style:parent-style-name="Standard">
      <style:text-properties officeooo:rsid="000f1141" officeooo:paragraph-rsid="000f1141"/>
    </style:style>
    <style:style style:name="P14" style:family="paragraph" style:parent-style-name="Standard">
      <style:text-properties officeooo:rsid="000f1141" officeooo:paragraph-rsid="00223615"/>
    </style:style>
    <style:style style:name="P15" style:family="paragraph" style:parent-style-name="Standard">
      <style:text-properties officeooo:rsid="000f1141" officeooo:paragraph-rsid="002668a3"/>
    </style:style>
    <style:style style:name="P16" style:family="paragraph" style:parent-style-name="Standard">
      <style:text-properties fo:color="#000000" style:font-name="Droid Sans Mono" fo:font-size="9pt" fo:font-weight="normal" officeooo:paragraph-rsid="000f1141" fo:background-color="#fffffe"/>
    </style:style>
    <style:style style:name="P17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18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2668a3" fo:background-color="#fffffe"/>
    </style:style>
    <style:style style:name="P19" style:family="paragraph" style:parent-style-name="Standard">
      <style:text-properties fo:color="#000000" style:font-name="Droid Sans Mono" fo:font-size="9pt" fo:font-weight="normal" officeooo:rsid="000f1141" officeooo:paragraph-rsid="000f1141" fo:background-color="#fffffe"/>
    </style:style>
    <style:style style:name="P20" style:family="paragraph" style:parent-style-name="Standard">
      <style:text-properties fo:color="#000000" style:font-name="Droid Sans Mono" fo:font-size="9pt" fo:font-weight="normal" officeooo:rsid="000f1141" officeooo:paragraph-rsid="002668a3" fo:background-color="#fffffe"/>
    </style:style>
    <style:style style:name="P21" style:family="paragraph" style:parent-style-name="Standard">
      <style:text-properties fo:color="#000000" style:font-name="Droid Sans Mono" fo:font-size="9pt" fo:font-weight="normal" officeooo:paragraph-rsid="002668a3" fo:background-color="#fffffe"/>
    </style:style>
    <style:style style:name="P22" style:family="paragraph" style:parent-style-name="Standard">
      <style:paragraph-properties style:line-height-at-least="0.423cm"/>
      <style:text-properties fo:color="#000000" fo:background-color="#fffffe"/>
    </style:style>
    <style:style style:name="P23" style:family="paragraph" style:parent-style-name="Standard">
      <style:paragraph-properties style:line-height-at-least="0.423cm"/>
      <style:text-properties fo:color="#000000" officeooo:paragraph-rsid="002668a3" fo:background-color="#fffffe"/>
    </style:style>
    <style:style style:name="P24" style:family="paragraph" style:parent-style-name="Standard">
      <style:text-properties officeooo:rsid="0024bba4" officeooo:paragraph-rsid="0024bba4"/>
    </style:style>
    <style:style style:name="P25" style:family="paragraph" style:parent-style-name="Standard">
      <style:text-properties officeooo:rsid="00117f6c" officeooo:paragraph-rsid="002668a3"/>
    </style:style>
    <style:style style:name="P26" style:family="paragraph" style:parent-style-name="Standard">
      <style:text-properties officeooo:paragraph-rsid="002668a3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f1141" officeooo:paragraph-rsid="002668a3"/>
    </style:style>
    <style:style style:name="T1" style:family="text">
      <style:text-properties officeooo:rsid="000f1141"/>
    </style:style>
    <style:style style:name="T2" style:family="text">
      <style:text-properties officeooo:rsid="001055c9"/>
    </style:style>
    <style:style style:name="T3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4" style:family="text">
      <style:text-properties fo:font-variant="normal" fo:text-transform="none" fo:color="#505050" style:font-name="OpenSans" fo:font-size="9pt" fo:letter-spacing="normal" fo:font-style="normal" fo:font-weight="normal" officeooo:rsid="00117f6c"/>
    </style:style>
    <style:style style:name="T5" style:family="text">
      <style:text-properties fo:font-variant="normal" fo:text-transform="none" fo:color="#505050" style:font-name="OpenSans" fo:font-size="9pt" fo:letter-spacing="normal" fo:font-style="normal" fo:font-weight="normal" officeooo:rsid="0017acb4"/>
    </style:style>
    <style:style style:name="T6" style:family="text">
      <style:text-properties fo:font-variant="normal" fo:text-transform="none" fo:color="#505050" style:font-name="OpenSans" fo:font-size="9pt" fo:letter-spacing="normal" fo:font-style="normal" fo:font-weight="normal" officeooo:rsid="0018d5b0"/>
    </style:style>
    <style:style style:name="T7" style:family="text">
      <style:text-properties fo:font-variant="normal" fo:text-transform="none" fo:color="#505050" style:font-name="OpenSans" fo:font-size="9pt" fo:letter-spacing="normal" fo:font-style="normal" fo:font-weight="normal" officeooo:rsid="0019b3af"/>
    </style:style>
    <style:style style:name="T8" style:family="text">
      <style:text-properties fo:font-variant="normal" fo:text-transform="none" fo:color="#505050" style:font-name="OpenSans" fo:font-size="9pt" fo:letter-spacing="normal" fo:font-style="normal" fo:font-weight="normal" officeooo:rsid="001aef22"/>
    </style:style>
    <style:style style:name="T9" style:family="text">
      <style:text-properties fo:font-variant="normal" fo:text-transform="none" fo:color="#505050" style:font-name="OpenSans" fo:font-size="9pt" fo:letter-spacing="normal" fo:font-style="normal" fo:font-weight="normal" officeooo:rsid="001c4d16"/>
    </style:style>
    <style:style style:name="T10" style:family="text">
      <style:text-properties fo:font-variant="normal" fo:text-transform="none" fo:color="#505050" style:font-name="OpenSans" fo:font-size="9pt" fo:letter-spacing="normal" fo:font-style="normal" fo:font-weight="normal" officeooo:rsid="001c9379"/>
    </style:style>
    <style:style style:name="T11" style:family="text">
      <style:text-properties fo:font-variant="normal" fo:text-transform="none" fo:color="#505050" style:font-name="OpenSans" fo:font-size="9pt" fo:letter-spacing="normal" fo:font-style="normal" fo:font-weight="normal" officeooo:rsid="001e58fb"/>
    </style:style>
    <style:style style:name="T12" style:family="text">
      <style:text-properties fo:font-variant="normal" fo:text-transform="none" fo:color="#505050" style:font-name="OpenSans" fo:font-size="9pt" fo:letter-spacing="normal" fo:font-style="normal" fo:font-weight="normal" officeooo:rsid="001f6c64"/>
    </style:style>
    <style:style style:name="T13" style:family="text">
      <style:text-properties fo:font-variant="normal" fo:text-transform="none" fo:color="#505050" style:font-name="OpenSans" fo:font-size="9pt" fo:letter-spacing="normal" fo:font-style="normal" fo:font-weight="normal" officeooo:rsid="0024bba4"/>
    </style:style>
    <style:style style:name="T14" style:family="text">
      <style:text-properties fo:font-variant="normal" fo:text-transform="none" fo:color="#505050" style:font-name="OpenSans" fo:font-size="9pt" fo:letter-spacing="normal" fo:font-style="normal" fo:font-weight="normal" officeooo:rsid="002668a3"/>
    </style:style>
    <style:style style:name="T15" style:family="text">
      <style:text-properties fo:font-variant="normal" fo:text-transform="none" fo:color="#505050" style:font-name="OpenSans" fo:font-size="9pt" fo:letter-spacing="normal" fo:font-style="normal" fo:font-weight="normal" officeooo:rsid="00280658"/>
    </style:style>
    <style:style style:name="T16" style:family="text">
      <style:text-properties style:font-name="Droid Sans Mono" fo:font-size="9pt" fo:font-weight="normal"/>
    </style:style>
    <style:style style:name="T17" style:family="text">
      <style:text-properties fo:color="#a31515" style:font-name="Droid Sans Mono" fo:font-size="9pt" fo:font-weight="normal"/>
    </style:style>
    <style:style style:name="T18" style:family="text">
      <style:text-properties fo:color="#0451a5" style:font-name="Droid Sans Mono" fo:font-size="9pt" fo:font-weight="normal"/>
    </style:style>
    <style:style style:name="T19" style:family="text">
      <style:text-properties fo:color="#09885a" style:font-name="Droid Sans Mono" fo:font-size="9pt" fo:font-weight="normal"/>
    </style:style>
    <style:style style:name="T20" style:family="text">
      <style:text-properties officeooo:rsid="00117f6c"/>
    </style:style>
    <style:style style:name="T21" style:family="text">
      <style:text-properties officeooo:rsid="0017acb4"/>
    </style:style>
    <style:style style:name="T22" style:family="text">
      <style:text-properties officeooo:rsid="0018d5b0"/>
    </style:style>
    <style:style style:name="T23" style:family="text">
      <style:text-properties officeooo:rsid="0019b3af"/>
    </style:style>
    <style:style style:name="T24" style:family="text">
      <style:text-properties officeooo:rsid="001a1686"/>
    </style:style>
    <style:style style:name="T25" style:family="text">
      <style:text-properties officeooo:rsid="001aef22"/>
    </style:style>
    <style:style style:name="T26" style:family="text">
      <style:text-properties officeooo:rsid="001c4d16"/>
    </style:style>
    <style:style style:name="T27" style:family="text">
      <style:text-properties officeooo:rsid="001c9379"/>
    </style:style>
    <style:style style:name="T28" style:family="text">
      <style:text-properties officeooo:rsid="001e58fb"/>
    </style:style>
    <style:style style:name="T29" style:family="text">
      <style:text-properties officeooo:rsid="001f6c64"/>
    </style:style>
    <style:style style:name="T30" style:family="text">
      <style:text-properties officeooo:rsid="002668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<text:span text:style-name="T2">Adding products</text:span></text:p>
      <text:p text:style-name="P1"/>
      <text:p text:style-name="P3"><text:span text:style-name="T1">URL: </text:span><text:span text:style-name="T3">http://localhost:8080/productbilling/products</text:span></text:p>
      <text:p text:style-name="P1"/>
      <text:p text:style-name="P1">Method: <text:s/><text:span text:style-name="T2">POST</text:span></text:p>
      <text:p text:style-name="P1"/>
      <text:p text:style-name="P1">Request:</text:p>
      <text:p text:style-name="P1"/>
      <text:p text:style-name="P1">{</text:p>
      <text:p text:style-name="P14"><text:tab/>"productName": "JIO",</text:p>
      <text:p text:style-name="P14"><text:tab/>"productType": "SIM"</text:p>
      <text:p text:style-name="P1">}</text:p>
      <text:p text:style-name="P1"/>
      <text:p text:style-name="P1">Response:</text:p>
      <text:p text:style-name="P1"/>
      <text:p text:style-name="P5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{</text:span></text:p>
      <text:p text:style-name="P6">        <text:span text:style-name="T17">"productId"</text:span><text:span text:style-name="T16">: </text:span><text:span text:style-name="T19">1</text:span><text:span text:style-name="T16">,</text:span></text:p>
      <text:p text:style-name="P6">        <text:span text:style-name="T17">"productName"</text:span><text:span text:style-name="T16">: </text:span><text:span text:style-name="T18">"JIO"</text:span><text:span text:style-name="T16">,</text:span></text:p>
      <text:p text:style-name="P6">        <text:span text:style-name="T17">"productType"</text:span><text:span text:style-name="T16">: </text:span><text:span text:style-name="T18">"SIM"</text:span><text:span text:style-name="T16">,</text:span></text:p>
      <text:p text:style-name="P6">        <text:span text:style-name="T17">"plan"</text:span><text:span text:style-name="T16">: </text:span><text:span text:style-name="T18">null</text:span></text:p>
      <text:p text:style-name="P6">    <text:span text:style-name="T16">}</text:span></text:p>
      <text:p text:style-name="P4">}</text:p>
      <text:p text:style-name="P1"/>
      <text:p text:style-name="P12"/>
      <text:p text:style-name="P1"/>
      <text:p text:style-name="P1">Title: <text:span text:style-name="T2">Get All products</text:span></text:p>
      <text:p text:style-name="P1"/>
      <text:p text:style-name="P1"/>
      <text:p text:style-name="P2">URL: <text:s/><text:span text:style-name="T3">http://localhost:8080/productbilling/products</text:span></text:p>
      <text:p text:style-name="P1"/>
      <text:p text:style-name="P1">Method: <text:span text:style-name="T2">GET</text:span></text:p>
      <text:p text:style-name="P1"/>
      <text:p text:style-name="P1">Request:</text:p>
      <text:p text:style-name="P1"/>
      <text:p text:style-name="P7">null</text:p>
      <text:p text:style-name="P1"/>
      <text:p text:style-name="P1">Response:</text:p>
      <text:p text:style-name="P1"/>
      <text:p text:style-name="P16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[</text:span></text:p>
      <text:p text:style-name="P6">        <text:span text:style-name="T16">{</text:span></text:p>
      <text:p text:style-name="P6">            <text:span text:style-name="T17">"productId"</text:span><text:span text:style-name="T16">: </text:span><text:span text:style-name="T19">26</text:span><text:span text:style-name="T16">,</text:span></text:p>
      <text:p text:style-name="P6">            <text:span text:style-name="T17">"productName"</text:span><text:span text:style-name="T16">: </text:span><text:span text:style-name="T18">"JIO"</text:span><text:span text:style-name="T16">,</text:span></text:p>
      <text:p text:style-name="P6">            <text:span text:style-name="T17">"productType"</text:span><text:span text:style-name="T16">: </text:span><text:span text:style-name="T18">"Postpaid"</text:span><text:span text:style-name="T16">,</text:span></text:p>
      <text:p text:style-name="P6">            <text:span text:style-name="T17">"plan"</text:span><text:span text:style-name="T16">: [</text:span></text:p>
      <text:p text:style-name="P6">                <text:span text:style-name="T16">{</text:span></text:p>
      <text:p text:style-name="P6">                    <text:span text:style-name="T17">"planId"</text:span><text:span text:style-name="T16">: </text:span><text:span text:style-name="T19">30</text:span><text:span text:style-name="T16">,</text:span></text:p>
      <text:p text:style-name="P6">                    <text:span text:style-name="T17">"planAmount"</text:span><text:span text:style-name="T16">: </text:span><text:span text:style-name="T19">399.0</text:span><text:span text:style-name="T16">,</text:span></text:p>
      <text:p text:style-name="P6">                    <text:span text:style-name="T17">"planFrequency"</text:span><text:span text:style-name="T16">: </text:span><text:span text:style-name="T19">28</text:span><text:span text:style-name="T16">,</text:span></text:p>
      <text:p text:style-name="P6">                    <text:span text:style-name="T17">"type"</text:span><text:span text:style-name="T16">: </text:span><text:span text:style-name="T18">"Bundle"</text:span><text:span text:style-name="T16">,</text:span></text:p>
      <text:p text:style-name="P6"><text:soft-page-break/>                    <text:span text:style-name="T17">"detail"</text:span><text:span text:style-name="T16">: [],</text:span></text:p>
      <text:p text:style-name="P6">                    <text:span text:style-name="T17">"charge"</text:span><text:span text:style-name="T16">: [],</text:span></text:p>
      <text:p text:style-name="P6">                    <text:span text:style-name="T17">"due"</text:span><text:span text:style-name="T16">: []</text:span></text:p>
      <text:p text:style-name="P6">                <text:span text:style-name="T16">}</text:span></text:p>
      <text:p text:style-name="P6">            <text:span text:style-name="T16">]</text:span></text:p>
      <text:p text:style-name="P6">        <text:span text:style-name="T16">}</text:span></text:p>
      <text:p text:style-name="P6">    <text:span text:style-name="T16">]</text:span></text:p>
      <text:p text:style-name="P4">}</text:p>
      <text:p text:style-name="P16"/>
      <text:p text:style-name="P16"/>
      <text:p text:style-name="P1"/>
      <text:p text:style-name="P1"/>
      <text:p text:style-name="P1"/>
      <text:p text:style-name="P1"/>
      <text:p text:style-name="P1"/>
      <text:p text:style-name="P1">Title: <text:span text:style-name="T20">Update Product Details</text:span></text:p>
      <text:p text:style-name="P1"/>
      <text:p text:style-name="P1"/>
      <text:p text:style-name="P2">URL: <text:s/><text:span text:style-name="T3">http://localhost:8080/productbilling/products</text:span></text:p>
      <text:p text:style-name="P1"/>
      <text:p text:style-name="P1">Method: <text:s/><text:span text:style-name="T20">PUT</text:span></text:p>
      <text:p text:style-name="P1"/>
      <text:p text:style-name="P1">Request:</text:p>
      <text:p text:style-name="P1"/>
      <text:p text:style-name="P1">{</text:p>
      <text:p text:style-name="P1"><text:tab/>"productId":26,</text:p>
      <text:p text:style-name="P1"><text:tab/>"productName":"JIO",</text:p>
      <text:p text:style-name="P1"><text:tab/>"productType":"sim"</text:p>
      <text:p text:style-name="P1">}</text:p>
      <text:p text:style-name="P1"/>
      <text:p text:style-name="P1">Response:</text:p>
      <text:p text:style-name="P1"/>
      <text:p text:style-name="P16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{</text:span></text:p>
      <text:p text:style-name="P6">        <text:span text:style-name="T17">"productId"</text:span><text:span text:style-name="T16">: </text:span><text:span text:style-name="T19">26</text:span><text:span text:style-name="T16">,</text:span></text:p>
      <text:p text:style-name="P6">        <text:span text:style-name="T17">"productName"</text:span><text:span text:style-name="T16">: </text:span><text:span text:style-name="T18">"JIO"</text:span><text:span text:style-name="T16">,</text:span></text:p>
      <text:p text:style-name="P6">        <text:span text:style-name="T17">"productType"</text:span><text:span text:style-name="T16">: </text:span><text:span text:style-name="T18">"sim"</text:span><text:span text:style-name="T16">,</text:span></text:p>
      <text:p text:style-name="P6">        <text:span text:style-name="T17">"plan"</text:span><text:span text:style-name="T16">: [</text:span></text:p>
      <text:p text:style-name="P6">            <text:span text:style-name="T16">{</text:span></text:p>
      <text:p text:style-name="P6">                <text:span text:style-name="T17">"planId"</text:span><text:span text:style-name="T16">: </text:span><text:span text:style-name="T19">30</text:span><text:span text:style-name="T16">,</text:span></text:p>
      <text:p text:style-name="P6">                <text:span text:style-name="T17">"planAmount"</text:span><text:span text:style-name="T16">: </text:span><text:span text:style-name="T19">399.0</text:span><text:span text:style-name="T16">,</text:span></text:p>
      <text:p text:style-name="P6">                <text:span text:style-name="T17">"planFrequency"</text:span><text:span text:style-name="T16">: </text:span><text:span text:style-name="T19">28</text:span><text:span text:style-name="T16">,</text:span></text:p>
      <text:p text:style-name="P6">                <text:span text:style-name="T17">"type"</text:span><text:span text:style-name="T16">: </text:span><text:span text:style-name="T18">"Bundle"</text:span><text:span text:style-name="T16">,</text:span></text:p>
      <text:p text:style-name="P6">                <text:span text:style-name="T17">"detail"</text:span><text:span text:style-name="T16">: [],</text:span></text:p>
      <text:p text:style-name="P6">                <text:span text:style-name="T17">"charge"</text:span><text:span text:style-name="T16">: [],</text:span></text:p>
      <text:p text:style-name="P6">                <text:span text:style-name="T17">"due"</text:span><text:span text:style-name="T16">: []</text:span></text:p>
      <text:p text:style-name="P6">            <text:span text:style-name="T16">}</text:span></text:p>
      <text:p text:style-name="P6">        <text:span text:style-name="T16">]</text:span></text:p>
      <text:p text:style-name="P6">    <text:span text:style-name="T16">}</text:span></text:p>
      <text:p text:style-name="P4">}</text:p>
      <text:p text:style-name="P16"/>
      <text:p text:style-name="P1"/>
      <text:p text:style-name="P12"><text:soft-page-break/></text:p>
      <text:p text:style-name="P1"/>
      <text:p text:style-name="P1">Title: <text:span text:style-name="T20">Get Product Using Product Name</text:span></text:p>
      <text:p text:style-name="P1"/>
      <text:p text:style-name="P1"/>
      <text:p text:style-name="P8"><text:span text:style-name="T1">URL: <text:s/></text:span><text:span text:style-name="T4">http://localhost:8080/productbilling/products/product/</text:span><text:span text:style-name="T14">jio</text:span></text:p>
      <text:p text:style-name="P1"/>
      <text:p text:style-name="P1">Method: <text:span text:style-name="T30">GET</text:span></text:p>
      <text:p text:style-name="P1"/>
      <text:p text:style-name="P1">Request:</text:p>
      <text:p text:style-name="P1"/>
      <text:p text:style-name="P9">null</text:p>
      <text:p text:style-name="P1"/>
      <text:p text:style-name="P1">Response:</text:p>
      <text:p text:style-name="P1"/>
      <text:p text:style-name="P16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{</text:span></text:p>
      <text:p text:style-name="P6">        <text:span text:style-name="T17">"productId"</text:span><text:span text:style-name="T16">: </text:span><text:span text:style-name="T19">26</text:span><text:span text:style-name="T16">,</text:span></text:p>
      <text:p text:style-name="P6">        <text:span text:style-name="T17">"productName"</text:span><text:span text:style-name="T16">: </text:span><text:span text:style-name="T18">"JIO"</text:span><text:span text:style-name="T16">,</text:span></text:p>
      <text:p text:style-name="P6">        <text:span text:style-name="T17">"productType"</text:span><text:span text:style-name="T16">: </text:span><text:span text:style-name="T18">"sim"</text:span><text:span text:style-name="T16">,</text:span></text:p>
      <text:p text:style-name="P6">        <text:span text:style-name="T17">"plan"</text:span><text:span text:style-name="T16">: [</text:span></text:p>
      <text:p text:style-name="P6">            <text:span text:style-name="T16">{</text:span></text:p>
      <text:p text:style-name="P6">                <text:span text:style-name="T17">"planId"</text:span><text:span text:style-name="T16">: </text:span><text:span text:style-name="T19">30</text:span><text:span text:style-name="T16">,</text:span></text:p>
      <text:p text:style-name="P6">                <text:span text:style-name="T17">"planAmount"</text:span><text:span text:style-name="T16">: </text:span><text:span text:style-name="T19">399.0</text:span><text:span text:style-name="T16">,</text:span></text:p>
      <text:p text:style-name="P6">                <text:span text:style-name="T17">"planFrequency"</text:span><text:span text:style-name="T16">: </text:span><text:span text:style-name="T19">28</text:span><text:span text:style-name="T16">,</text:span></text:p>
      <text:p text:style-name="P6">                <text:span text:style-name="T17">"type"</text:span><text:span text:style-name="T16">: </text:span><text:span text:style-name="T18">"Bundle"</text:span><text:span text:style-name="T16">,</text:span></text:p>
      <text:p text:style-name="P6">                <text:span text:style-name="T17">"detail"</text:span><text:span text:style-name="T16">: [],</text:span></text:p>
      <text:p text:style-name="P6">                <text:span text:style-name="T17">"charge"</text:span><text:span text:style-name="T16">: [],</text:span></text:p>
      <text:p text:style-name="P6">                <text:span text:style-name="T17">"due"</text:span><text:span text:style-name="T16">: []</text:span></text:p>
      <text:p text:style-name="P6">            <text:span text:style-name="T16">}</text:span></text:p>
      <text:p text:style-name="P6">        <text:span text:style-name="T16">]</text:span></text:p>
      <text:p text:style-name="P6">    <text:span text:style-name="T16">}</text:span></text:p>
      <text:p text:style-name="P4">}</text:p>
      <text:p text:style-name="P16"/>
      <text:p text:style-name="P1"/>
      <text:p text:style-name="P12"/>
      <text:p text:style-name="P1"/>
      <text:p text:style-name="P15"/>
      <text:p text:style-name="P15">Title: <text:span text:style-name="T20">Get Product Using Product ID</text:span></text:p>
      <text:p text:style-name="P15"/>
      <text:p text:style-name="P15"/>
      <text:p text:style-name="P26"><text:span text:style-name="T1">URL: <text:s/></text:span><text:span text:style-name="T4">http://localhost:8080/productbilling/products/</text:span><text:span text:style-name="T14">26</text:span></text:p>
      <text:p text:style-name="P15"/>
      <text:p text:style-name="P15">Method: <text:span text:style-name="T30">GET</text:span></text:p>
      <text:p text:style-name="P15"/>
      <text:p text:style-name="P15">Request:</text:p>
      <text:p text:style-name="P15"/>
      <text:p text:style-name="P25">null</text:p>
      <text:p text:style-name="P15"/>
      <text:p text:style-name="P15">Response:</text:p>
      <text:p text:style-name="P20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<text:soft-page-break/>    <text:span text:style-name="T17">"data"</text:span><text:span text:style-name="T16">: {</text:span></text:p>
      <text:p text:style-name="P6">        <text:span text:style-name="T17">"productId"</text:span><text:span text:style-name="T16">: </text:span><text:span text:style-name="T19">26</text:span><text:span text:style-name="T16">,</text:span></text:p>
      <text:p text:style-name="P6">        <text:span text:style-name="T17">"productName"</text:span><text:span text:style-name="T16">: </text:span><text:span text:style-name="T18">"JIO"</text:span><text:span text:style-name="T16">,</text:span></text:p>
      <text:p text:style-name="P6">        <text:span text:style-name="T17">"productType"</text:span><text:span text:style-name="T16">: </text:span><text:span text:style-name="T18">"sim"</text:span><text:span text:style-name="T16">,</text:span></text:p>
      <text:p text:style-name="P6">        <text:span text:style-name="T17">"plan"</text:span><text:span text:style-name="T16">: [</text:span></text:p>
      <text:p text:style-name="P6">            <text:span text:style-name="T16">{</text:span></text:p>
      <text:p text:style-name="P6">                <text:span text:style-name="T17">"planId"</text:span><text:span text:style-name="T16">: </text:span><text:span text:style-name="T19">30</text:span><text:span text:style-name="T16">,</text:span></text:p>
      <text:p text:style-name="P6">                <text:span text:style-name="T17">"planAmount"</text:span><text:span text:style-name="T16">: </text:span><text:span text:style-name="T19">399.0</text:span><text:span text:style-name="T16">,</text:span></text:p>
      <text:p text:style-name="P6">                <text:span text:style-name="T17">"planFrequency"</text:span><text:span text:style-name="T16">: </text:span><text:span text:style-name="T19">28</text:span><text:span text:style-name="T16">,</text:span></text:p>
      <text:p text:style-name="P6">                <text:span text:style-name="T17">"type"</text:span><text:span text:style-name="T16">: </text:span><text:span text:style-name="T18">"Bundle"</text:span><text:span text:style-name="T16">,</text:span></text:p>
      <text:p text:style-name="P6">                <text:span text:style-name="T17">"detail"</text:span><text:span text:style-name="T16">: [],</text:span></text:p>
      <text:p text:style-name="P6">                <text:span text:style-name="T17">"charge"</text:span><text:span text:style-name="T16">: [],</text:span></text:p>
      <text:p text:style-name="P6">                <text:span text:style-name="T17">"due"</text:span><text:span text:style-name="T16">: []</text:span></text:p>
      <text:p text:style-name="P6">            <text:span text:style-name="T16">}</text:span></text:p>
      <text:p text:style-name="P6">        <text:span text:style-name="T16">]</text:span></text:p>
      <text:p text:style-name="P6">    <text:span text:style-name="T16">}</text:span></text:p>
      <text:p text:style-name="P4">}</text:p>
      <text:p text:style-name="P15"/>
      <text:p text:style-name="P27"/>
      <text:p text:style-name="P15"/>
      <text:p text:style-name="P1"/>
      <text:p text:style-name="P1">Title: <text:span text:style-name="T20">Removing a Product</text:span></text:p>
      <text:p text:style-name="P1"/>
      <text:p text:style-name="P1"/>
      <text:p text:style-name="P2">URL: <text:s/><text:span text:style-name="T3">http://localhost:8080/productbilling/products/</text:span><text:span text:style-name="T15">2</text:span><text:span text:style-name="T13">6</text:span></text:p>
      <text:p text:style-name="P1"/>
      <text:p text:style-name="P1">Method: <text:span text:style-name="T20">DELETE</text:span></text:p>
      <text:p text:style-name="P1"/>
      <text:p text:style-name="P1">Request:</text:p>
      <text:p text:style-name="P1"/>
      <text:p text:style-name="P24">null</text:p>
      <text:p text:style-name="P1"/>
      <text:p text:style-name="P1">Response:</text:p>
      <text:p text:style-name="P1"/>
      <text:p text:style-name="P16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{</text:span></text:p>
      <text:p text:style-name="P6">        <text:span text:style-name="T17">"productId"</text:span><text:span text:style-name="T16">: </text:span><text:span text:style-name="T19">26</text:span><text:span text:style-name="T16">,</text:span></text:p>
      <text:p text:style-name="P6">        <text:span text:style-name="T17">"productName"</text:span><text:span text:style-name="T16">: </text:span><text:span text:style-name="T18">"JIO"</text:span><text:span text:style-name="T16">,</text:span></text:p>
      <text:p text:style-name="P6">        <text:span text:style-name="T17">"productType"</text:span><text:span text:style-name="T16">: </text:span><text:span text:style-name="T18">"sim"</text:span><text:span text:style-name="T16">,</text:span></text:p>
      <text:p text:style-name="P6">        <text:span text:style-name="T17">"plan"</text:span><text:span text:style-name="T16">: [</text:span></text:p>
      <text:p text:style-name="P6">            <text:span text:style-name="T16">{</text:span></text:p>
      <text:p text:style-name="P6">                <text:span text:style-name="T17">"planId"</text:span><text:span text:style-name="T16">: </text:span><text:span text:style-name="T19">30</text:span><text:span text:style-name="T16">,</text:span></text:p>
      <text:p text:style-name="P6">                <text:span text:style-name="T17">"planAmount"</text:span><text:span text:style-name="T16">: </text:span><text:span text:style-name="T19">399.0</text:span><text:span text:style-name="T16">,</text:span></text:p>
      <text:p text:style-name="P6">                <text:span text:style-name="T17">"planFrequency"</text:span><text:span text:style-name="T16">: </text:span><text:span text:style-name="T19">28</text:span><text:span text:style-name="T16">,</text:span></text:p>
      <text:p text:style-name="P6">                <text:span text:style-name="T17">"type"</text:span><text:span text:style-name="T16">: </text:span><text:span text:style-name="T18">"Bundle"</text:span><text:span text:style-name="T16">,</text:span></text:p>
      <text:p text:style-name="P6">                <text:span text:style-name="T17">"detail"</text:span><text:span text:style-name="T16">: [],</text:span></text:p>
      <text:p text:style-name="P6">                <text:span text:style-name="T17">"charge"</text:span><text:span text:style-name="T16">: [],</text:span></text:p>
      <text:p text:style-name="P6">                <text:span text:style-name="T17">"due"</text:span><text:span text:style-name="T16">: []</text:span></text:p>
      <text:p text:style-name="P6">            <text:span text:style-name="T16">}</text:span></text:p>
      <text:p text:style-name="P6">        <text:span text:style-name="T16">]</text:span></text:p>
      <text:p text:style-name="P6">    <text:span text:style-name="T16">}</text:span></text:p>
      <text:p text:style-name="P4">}</text:p>
      <text:p text:style-name="P16"><text:soft-page-break/></text:p>
      <text:p text:style-name="P16"/>
      <text:p text:style-name="P1"/>
      <text:p text:style-name="P12"/>
      <text:p text:style-name="P1"/>
      <text:p text:style-name="P1">Title: <text:span text:style-name="T21">Add a Plan for a Product</text:span></text:p>
      <text:p text:style-name="P1"/>
      <text:p text:style-name="P1"/>
      <text:p text:style-name="P2">URL: <text:s/><text:span text:style-name="T3">http://localhost:8080/productbilling/</text:span><text:span text:style-name="T5">plans</text:span></text:p>
      <text:p text:style-name="P1"/>
      <text:p text:style-name="P1">Method: <text:s/><text:span text:style-name="T21">POST</text:span></text:p>
      <text:p text:style-name="P1"/>
      <text:p text:style-name="P1">Request:</text:p>
      <text:p text:style-name="P1"/>
      <text:p text:style-name="P1">{</text:p>
      <text:p text:style-name="P1"><text:tab/>"planAmount": 150,</text:p>
      <text:p text:style-name="P1"><text:s text:c="12"/>"planFrequency": 59,</text:p>
      <text:p text:style-name="P1"><text:s text:c="12"/>"type": "SMS",</text:p>
      <text:p text:style-name="P1"><text:s text:c="12"/>"product": {</text:p>
      <text:p text:style-name="P1"><text:s text:c="16"/>"productId": 37</text:p>
      <text:p text:style-name="P1"><text:s text:c="12"/>}</text:p>
      <text:p text:style-name="P1">}</text:p>
      <text:p text:style-name="P1"/>
      <text:p text:style-name="P1">Response:</text:p>
      <text:p text:style-name="P6"><text:span text:style-name="T16"/></text:p>
      <text:p text:style-name="P4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{</text:span></text:p>
      <text:p text:style-name="P6">        <text:span text:style-name="T17">"planId"</text:span><text:span text:style-name="T16">: </text:span><text:span text:style-name="T19">69</text:span><text:span text:style-name="T16">,</text:span></text:p>
      <text:p text:style-name="P6">        <text:span text:style-name="T17">"planAmount"</text:span><text:span text:style-name="T16">: </text:span><text:span text:style-name="T19">150.0</text:span><text:span text:style-name="T16">,</text:span></text:p>
      <text:p text:style-name="P6">        <text:span text:style-name="T17">"planFrequency"</text:span><text:span text:style-name="T16">: </text:span><text:span text:style-name="T19">59</text:span><text:span text:style-name="T16">,</text:span></text:p>
      <text:p text:style-name="P6">        <text:span text:style-name="T17">"type"</text:span><text:span text:style-name="T16">: </text:span><text:span text:style-name="T18">"SMS"</text:span><text:span text:style-name="T16">,</text:span></text:p>
      <text:p text:style-name="P6">        <text:span text:style-name="T17">"detail"</text:span><text:span text:style-name="T16">: [],</text:span></text:p>
      <text:p text:style-name="P6">        <text:span text:style-name="T17">"charge"</text:span><text:span text:style-name="T16">: [],</text:span></text:p>
      <text:p text:style-name="P6">        <text:span text:style-name="T17">"due"</text:span><text:span text:style-name="T16">: []</text:span></text:p>
      <text:p text:style-name="P6">    <text:span text:style-name="T16">}</text:span></text:p>
      <text:p text:style-name="P4">}</text:p>
      <text:p text:style-name="P6"><text:span text:style-name="T16"/></text:p>
      <text:p text:style-name="P1"/>
      <text:p text:style-name="P12"/>
      <text:p text:style-name="P1"/>
      <text:p text:style-name="P1">Title: <text:span text:style-name="T21">Get all plans that belongs to a particular product</text:span></text:p>
      <text:p text:style-name="P1"/>
      <text:p text:style-name="P1"/>
      <text:p text:style-name="P2">URL: <text:s/><text:span text:style-name="T3">http://localhost:8080/productbilling/p</text:span><text:span text:style-name="T5">lans/plan</text:span></text:p>
      <text:p text:style-name="P1"/>
      <text:p text:style-name="P1">Method: <text:span text:style-name="T21">POST</text:span></text:p>
      <text:p text:style-name="P1"/>
      <text:p text:style-name="P1">Request:</text:p>
      <text:p text:style-name="P1"/>
      <text:p text:style-name="P1">{</text:p>
      <text:p text:style-name="P1"><text:s text:c="12"/>"productId": 47,</text:p>
      <text:p text:style-name="P1"><text:s text:c="12"/>"productName": "OurVilla",</text:p>
      <text:p text:style-name="P1"><text:soft-page-break/><text:s text:c="12"/>"productType": "Rental House"</text:p>
      <text:p text:style-name="P1"><text:s text:c="8"/>}</text:p>
      <text:p text:style-name="P1"/>
      <text:p text:style-name="P1">Response:</text:p>
      <text:p text:style-name="P1"/>
      <text:p text:style-name="P5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[</text:span></text:p>
      <text:p text:style-name="P6">        <text:span text:style-name="T16">{</text:span></text:p>
      <text:p text:style-name="P6">            <text:span text:style-name="T17">"planId"</text:span><text:span text:style-name="T16">: </text:span><text:span text:style-name="T19">48</text:span><text:span text:style-name="T16">,</text:span></text:p>
      <text:p text:style-name="P6">            <text:span text:style-name="T17">"planAmount"</text:span><text:span text:style-name="T16">: </text:span><text:span text:style-name="T19">199001.0</text:span><text:span text:style-name="T16">,</text:span></text:p>
      <text:p text:style-name="P6">            <text:span text:style-name="T17">"planFrequency"</text:span><text:span text:style-name="T16">: </text:span><text:span text:style-name="T19">54</text:span><text:span text:style-name="T16">,</text:span></text:p>
      <text:p text:style-name="P6">            <text:span text:style-name="T17">"type"</text:span><text:span text:style-name="T16">: </text:span><text:span text:style-name="T18">"Furnished"</text:span><text:span text:style-name="T16">,</text:span></text:p>
      <text:p text:style-name="P6">            <text:span text:style-name="T17">"product"</text:span><text:span text:style-name="T16">: {</text:span></text:p>
      <text:p text:style-name="P6">                <text:span text:style-name="T17">"productId"</text:span><text:span text:style-name="T16">: </text:span><text:span text:style-name="T19">47</text:span><text:span text:style-name="T16">,</text:span></text:p>
      <text:p text:style-name="P6">                <text:span text:style-name="T17">"productName"</text:span><text:span text:style-name="T16">: </text:span><text:span text:style-name="T18">"OurVilla"</text:span><text:span text:style-name="T16">,</text:span></text:p>
      <text:p text:style-name="P6">                <text:span text:style-name="T17">"productType"</text:span><text:span text:style-name="T16">: </text:span><text:span text:style-name="T18">"Rental House"</text:span></text:p>
      <text:p text:style-name="P6">            <text:span text:style-name="T16">}</text:span></text:p>
      <text:p text:style-name="P6">        <text:span text:style-name="T16">}</text:span></text:p>
      <text:p text:style-name="P6">    <text:span text:style-name="T16">]</text:span></text:p>
      <text:p text:style-name="P4">}</text:p>
      <text:p text:style-name="P1"/>
      <text:p text:style-name="P12"/>
      <text:p text:style-name="P1"/>
      <text:p text:style-name="P1"/>
      <text:p text:style-name="P1"/>
      <text:p text:style-name="P1">Title: <text:span text:style-name="T22">Get all plans</text:span></text:p>
      <text:p text:style-name="P1"/>
      <text:p text:style-name="P1"/>
      <text:p text:style-name="P2">URL: <text:s/><text:span text:style-name="T3">http://localhost:8080/productbilling/p</text:span><text:span text:style-name="T6">lans</text:span></text:p>
      <text:p text:style-name="P1"/>
      <text:p text:style-name="P1">Method: <text:s/><text:span text:style-name="T22">GET</text:span></text:p>
      <text:p text:style-name="P1"/>
      <text:p text:style-name="P1">Request:</text:p>
      <text:p text:style-name="P1"/>
      <text:p text:style-name="P10">null</text:p>
      <text:p text:style-name="P1"/>
      <text:p text:style-name="P1">Response:</text:p>
      <text:p text:style-name="P1"/>
      <text:p text:style-name="P5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[</text:span></text:p>
      <text:p text:style-name="P6">        <text:span text:style-name="T16">{</text:span></text:p>
      <text:p text:style-name="P6">            <text:span text:style-name="T17">"planId"</text:span><text:span text:style-name="T16">: </text:span><text:span text:style-name="T19">48</text:span><text:span text:style-name="T16">,</text:span></text:p>
      <text:p text:style-name="P6">            <text:span text:style-name="T17">"planAmount"</text:span><text:span text:style-name="T16">: </text:span><text:span text:style-name="T19">199001.0</text:span><text:span text:style-name="T16">,</text:span></text:p>
      <text:p text:style-name="P6">            <text:span text:style-name="T17">"planFrequency"</text:span><text:span text:style-name="T16">: </text:span><text:span text:style-name="T19">54</text:span><text:span text:style-name="T16">,</text:span></text:p>
      <text:p text:style-name="P6">            <text:span text:style-name="T17">"type"</text:span><text:span text:style-name="T16">: </text:span><text:span text:style-name="T18">"Furnished"</text:span><text:span text:style-name="T16">,</text:span></text:p>
      <text:p text:style-name="P6">            <text:span text:style-name="T17">"product"</text:span><text:span text:style-name="T16">: {</text:span></text:p>
      <text:p text:style-name="P6">                <text:span text:style-name="T17">"productId"</text:span><text:span text:style-name="T16">: </text:span><text:span text:style-name="T19">47</text:span><text:span text:style-name="T16">,</text:span></text:p>
      <text:p text:style-name="P6">                <text:span text:style-name="T17">"productName"</text:span><text:span text:style-name="T16">: </text:span><text:span text:style-name="T18">"OurVilla"</text:span><text:span text:style-name="T16">,</text:span></text:p>
      <text:p text:style-name="P6">                <text:span text:style-name="T17">"productType"</text:span><text:span text:style-name="T16">: </text:span><text:span text:style-name="T18">"Rental House"</text:span></text:p>
      <text:p text:style-name="P6">            <text:span text:style-name="T16">}</text:span></text:p>
      <text:p text:style-name="P6">        <text:span text:style-name="T16">}</text:span></text:p>
      <text:p text:style-name="P6"><text:soft-page-break/>    <text:span text:style-name="T16">]</text:span></text:p>
      <text:p text:style-name="P4">}</text:p>
      <text:p text:style-name="P1"/>
      <text:p text:style-name="P12"/>
      <text:p text:style-name="P1"/>
      <text:p text:style-name="P1">Title: <text:span text:style-name="T22">Update a plan</text:span></text:p>
      <text:p text:style-name="P1"/>
      <text:p text:style-name="P1"/>
      <text:p text:style-name="P2">URL: <text:s/><text:span text:style-name="T3">http://localhost:8080/productbilling/p</text:span><text:span text:style-name="T6">lans</text:span></text:p>
      <text:p text:style-name="P1"/>
      <text:p text:style-name="P1">Method: <text:s/><text:span text:style-name="T22">PUT</text:span></text:p>
      <text:p text:style-name="P1"/>
      <text:p text:style-name="P1">Request:</text:p>
      <text:p text:style-name="P1"/>
      <text:p text:style-name="P1">{</text:p>
      <text:p text:style-name="P1"><text:s text:c="12"/>"planId": 48,</text:p>
      <text:p text:style-name="P1"><text:s text:c="12"/>"planAmount": 100000,</text:p>
      <text:p text:style-name="P1"><text:s text:c="12"/>"planFrequency": 30,</text:p>
      <text:p text:style-name="P1"><text:s text:c="12"/>"type": "Furnished",</text:p>
      <text:p text:style-name="P1"><text:s text:c="12"/>"product": {</text:p>
      <text:p text:style-name="P1"><text:s text:c="16"/>"productId": 47,</text:p>
      <text:p text:style-name="P1"><text:s text:c="16"/>"productName": "OurVilla",</text:p>
      <text:p text:style-name="P1"><text:s text:c="16"/>"productType": "Rental House"</text:p>
      <text:p text:style-name="P1"><text:s text:c="12"/>}</text:p>
      <text:p text:style-name="P1"><text:s text:c="8"/>}</text:p>
      <text:p text:style-name="P1"/>
      <text:p text:style-name="P1">Response:</text:p>
      <text:p text:style-name="P1"/>
      <text:p text:style-name="P5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{</text:span></text:p>
      <text:p text:style-name="P6">        <text:span text:style-name="T17">"planId"</text:span><text:span text:style-name="T16">: </text:span><text:span text:style-name="T19">48</text:span><text:span text:style-name="T16">,</text:span></text:p>
      <text:p text:style-name="P6">        <text:span text:style-name="T17">"planAmount"</text:span><text:span text:style-name="T16">: </text:span><text:span text:style-name="T19">100000.0</text:span><text:span text:style-name="T16">,</text:span></text:p>
      <text:p text:style-name="P6">        <text:span text:style-name="T17">"planFrequency"</text:span><text:span text:style-name="T16">: </text:span><text:span text:style-name="T19">30</text:span><text:span text:style-name="T16">,</text:span></text:p>
      <text:p text:style-name="P6">        <text:span text:style-name="T17">"type"</text:span><text:span text:style-name="T16">: </text:span><text:span text:style-name="T18">"Furnished"</text:span><text:span text:style-name="T16">,</text:span></text:p>
      <text:p text:style-name="P6">        <text:span text:style-name="T17">"product"</text:span><text:span text:style-name="T16">: {</text:span></text:p>
      <text:p text:style-name="P6">            <text:span text:style-name="T17">"productId"</text:span><text:span text:style-name="T16">: </text:span><text:span text:style-name="T19">47</text:span><text:span text:style-name="T16">,</text:span></text:p>
      <text:p text:style-name="P6">            <text:span text:style-name="T17">"productName"</text:span><text:span text:style-name="T16">: </text:span><text:span text:style-name="T18">"OurVilla"</text:span><text:span text:style-name="T16">,</text:span></text:p>
      <text:p text:style-name="P6">            <text:span text:style-name="T17">"productType"</text:span><text:span text:style-name="T16">: </text:span><text:span text:style-name="T18">"Rental House"</text:span></text:p>
      <text:p text:style-name="P6">        <text:span text:style-name="T16">}</text:span></text:p>
      <text:p text:style-name="P6">    <text:span text:style-name="T16">}</text:span></text:p>
      <text:p text:style-name="P4">}</text:p>
      <text:p text:style-name="P1"/>
      <text:p text:style-name="P12"/>
      <text:p text:style-name="P1"/>
      <text:p text:style-name="P1">Title: <text:span text:style-name="T22">Remove a plan</text:span></text:p>
      <text:p text:style-name="P1"/>
      <text:p text:style-name="P1"/>
      <text:p text:style-name="P2">URL: <text:s/><text:span text:style-name="T3">http://localhost:8080/productbilling/p</text:span><text:span text:style-name="T6">lans</text:span></text:p>
      <text:p text:style-name="P1"/>
      <text:p text:style-name="P1">Method: <text:span text:style-name="T22">DELETE</text:span></text:p>
      <text:p text:style-name="P1"/>
      <text:p text:style-name="P1"><text:soft-page-break/>Request:</text:p>
      <text:p text:style-name="P1"/>
      <text:p text:style-name="P1">{</text:p>
      <text:p text:style-name="P1"><text:s text:c="12"/>"planId": 48,</text:p>
      <text:p text:style-name="P1"><text:s text:c="12"/>"planAmount": 100000,</text:p>
      <text:p text:style-name="P1"><text:s text:c="12"/>"planFrequency": 30,</text:p>
      <text:p text:style-name="P1"><text:s text:c="12"/>"type": "Furnished",</text:p>
      <text:p text:style-name="P1"><text:s text:c="12"/>"product": {</text:p>
      <text:p text:style-name="P1"><text:s text:c="16"/>"productId": 47,</text:p>
      <text:p text:style-name="P1"><text:s text:c="16"/>"productName": "OurVilla",</text:p>
      <text:p text:style-name="P1"><text:s text:c="16"/>"productType": "Rental House"</text:p>
      <text:p text:style-name="P1"><text:s text:c="12"/>}</text:p>
      <text:p text:style-name="P1"><text:s text:c="8"/>}</text:p>
      <text:p text:style-name="P1"/>
      <text:p text:style-name="P1">Response:</text:p>
      <text:p text:style-name="P1"/>
      <text:p text:style-name="P5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{</text:span></text:p>
      <text:p text:style-name="P6">        <text:span text:style-name="T17">"planId"</text:span><text:span text:style-name="T16">: </text:span><text:span text:style-name="T19">48</text:span><text:span text:style-name="T16">,</text:span></text:p>
      <text:p text:style-name="P6">        <text:span text:style-name="T17">"planAmount"</text:span><text:span text:style-name="T16">: </text:span><text:span text:style-name="T19">100000.0</text:span><text:span text:style-name="T16">,</text:span></text:p>
      <text:p text:style-name="P6">        <text:span text:style-name="T17">"planFrequency"</text:span><text:span text:style-name="T16">: </text:span><text:span text:style-name="T19">30</text:span><text:span text:style-name="T16">,</text:span></text:p>
      <text:p text:style-name="P6">        <text:span text:style-name="T17">"type"</text:span><text:span text:style-name="T16">: </text:span><text:span text:style-name="T18">"Furnished"</text:span><text:span text:style-name="T16">,</text:span></text:p>
      <text:p text:style-name="P6">        <text:span text:style-name="T17">"product"</text:span><text:span text:style-name="T16">: {</text:span></text:p>
      <text:p text:style-name="P6">            <text:span text:style-name="T17">"productId"</text:span><text:span text:style-name="T16">: </text:span><text:span text:style-name="T19">47</text:span><text:span text:style-name="T16">,</text:span></text:p>
      <text:p text:style-name="P6">            <text:span text:style-name="T17">"productName"</text:span><text:span text:style-name="T16">: </text:span><text:span text:style-name="T18">"OurVilla"</text:span><text:span text:style-name="T16">,</text:span></text:p>
      <text:p text:style-name="P6">            <text:span text:style-name="T17">"productType"</text:span><text:span text:style-name="T16">: </text:span><text:span text:style-name="T18">"Rental House"</text:span></text:p>
      <text:p text:style-name="P6">        <text:span text:style-name="T16">}</text:span></text:p>
      <text:p text:style-name="P6">    <text:span text:style-name="T16">}</text:span></text:p>
      <text:p text:style-name="P4">}</text:p>
      <text:p text:style-name="P1"/>
      <text:p text:style-name="P12"/>
      <text:p text:style-name="P1"/>
      <text:p text:style-name="P1">Title: <text:span text:style-name="T23">Add Details of a Plan</text:span></text:p>
      <text:p text:style-name="P1"/>
      <text:p text:style-name="P1"/>
      <text:p text:style-name="P2">URL: <text:s/><text:span text:style-name="T3">http://localhost:8080/productbilling/</text:span><text:span text:style-name="T7">plans/detail</text:span></text:p>
      <text:p text:style-name="P1"/>
      <text:p text:style-name="P1">Method: <text:span text:style-name="T23">POST</text:span></text:p>
      <text:p text:style-name="P1"/>
      <text:p text:style-name="P1">Request:</text:p>
      <text:p text:style-name="P1"/>
      <text:p text:style-name="P1">{</text:p>
      <text:p text:style-name="P1"><text:tab/>"serviceType":"BHK",</text:p>
      <text:p text:style-name="P1"><text:tab/>"detail":2,</text:p>
      <text:p text:style-name="P1"><text:tab/>"plan":{</text:p>
      <text:p text:style-name="P1"><text:tab/><text:tab/>"planId":54</text:p>
      <text:p text:style-name="P1"><text:tab/>}</text:p>
      <text:p text:style-name="P1">}</text:p>
      <text:p text:style-name="P1"/>
      <text:p text:style-name="P1">Response:</text:p>
      <text:p text:style-name="P1"/>
      <text:p text:style-name="P5">{</text:p>
      <text:p text:style-name="P6"><text:soft-page-break/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{</text:span></text:p>
      <text:p text:style-name="P6">        <text:span text:style-name="T17">"serviceType"</text:span><text:span text:style-name="T16">: </text:span><text:span text:style-name="T18">"BHK"</text:span><text:span text:style-name="T16">,</text:span></text:p>
      <text:p text:style-name="P6">        <text:span text:style-name="T17">"detail"</text:span><text:span text:style-name="T16">: </text:span><text:span text:style-name="T19">2</text:span><text:span text:style-name="T16">,</text:span></text:p>
      <text:p text:style-name="P6">        <text:span text:style-name="T17">"plan"</text:span><text:span text:style-name="T16">: {</text:span></text:p>
      <text:p text:style-name="P6">            <text:span text:style-name="T17">"planId"</text:span><text:span text:style-name="T16">: </text:span><text:span text:style-name="T19">54</text:span></text:p>
      <text:p text:style-name="P6">        <text:span text:style-name="T16">}</text:span></text:p>
      <text:p text:style-name="P6">    <text:span text:style-name="T16">}</text:span></text:p>
      <text:p text:style-name="P4">}</text:p>
      <text:p text:style-name="P1"/>
      <text:p text:style-name="P12"/>
      <text:p text:style-name="P1"/>
      <text:p text:style-name="P1">Title: <text:span text:style-name="T24">Getting Details Belongs to a particular plan</text:span></text:p>
      <text:p text:style-name="P1"/>
      <text:p text:style-name="P1"/>
      <text:p text:style-name="P2">URL: <text:s/><text:span text:style-name="T3">http://localhost:8080/productbilling/products</text:span></text:p>
      <text:p text:style-name="P1"/>
      <text:p text:style-name="P1">Method: <text:span text:style-name="T24">POST</text:span></text:p>
      <text:p text:style-name="P1"/>
      <text:p text:style-name="P1">Request: </text:p>
      <text:p text:style-name="P1"/>
      <text:p text:style-name="P1">{</text:p>
      <text:p text:style-name="P1"><text:tab/><text:tab/>"planId":54</text:p>
      <text:p text:style-name="P1"><text:tab/>}</text:p>
      <text:p text:style-name="P1"/>
      <text:p text:style-name="P1">Response:</text:p>
      <text:p text:style-name="P1"/>
      <text:p text:style-name="P5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[</text:span></text:p>
      <text:p text:style-name="P6">        <text:span text:style-name="T16">{</text:span></text:p>
      <text:p text:style-name="P6">            <text:span text:style-name="T17">"serviceType"</text:span><text:span text:style-name="T16">: </text:span><text:span text:style-name="T18">"BHK"</text:span><text:span text:style-name="T16">,</text:span></text:p>
      <text:p text:style-name="P6">            <text:span text:style-name="T17">"detail"</text:span><text:span text:style-name="T16">: </text:span><text:span text:style-name="T19">2</text:span><text:span text:style-name="T16">,</text:span></text:p>
      <text:p text:style-name="P6">            <text:span text:style-name="T17">"plan"</text:span><text:span text:style-name="T16">: {</text:span></text:p>
      <text:p text:style-name="P6">                <text:span text:style-name="T17">"planId"</text:span><text:span text:style-name="T16">: </text:span><text:span text:style-name="T19">54</text:span><text:span text:style-name="T16">,</text:span></text:p>
      <text:p text:style-name="P6">                <text:span text:style-name="T17">"planAmount"</text:span><text:span text:style-name="T16">: </text:span><text:span text:style-name="T19">10999.99</text:span><text:span text:style-name="T16">,</text:span></text:p>
      <text:p text:style-name="P6">                <text:span text:style-name="T17">"planFrequency"</text:span><text:span text:style-name="T16">: </text:span><text:span text:style-name="T19">10</text:span><text:span text:style-name="T16">,</text:span></text:p>
      <text:p text:style-name="P6">                <text:span text:style-name="T17">"type"</text:span><text:span text:style-name="T16">: </text:span><text:span text:style-name="T18">"Furnished"</text:span><text:span text:style-name="T16">,</text:span></text:p>
      <text:p text:style-name="P6">                <text:span text:style-name="T17">"product"</text:span><text:span text:style-name="T16">: {</text:span></text:p>
      <text:p text:style-name="P6">                    <text:span text:style-name="T17">"productId"</text:span><text:span text:style-name="T16">: </text:span><text:span text:style-name="T19">47</text:span><text:span text:style-name="T16">,</text:span></text:p>
      <text:p text:style-name="P6">                    <text:span text:style-name="T17">"productName"</text:span><text:span text:style-name="T16">: </text:span><text:span text:style-name="T18">"OurVilla"</text:span><text:span text:style-name="T16">,</text:span></text:p>
      <text:p text:style-name="P6">                    <text:span text:style-name="T17">"productType"</text:span><text:span text:style-name="T16">: </text:span><text:span text:style-name="T18">"Rental House"</text:span></text:p>
      <text:p text:style-name="P6">                <text:span text:style-name="T16">}</text:span></text:p>
      <text:p text:style-name="P6">            <text:span text:style-name="T16">}</text:span></text:p>
      <text:p text:style-name="P6">        <text:span text:style-name="T16">}</text:span></text:p>
      <text:p text:style-name="P6">    <text:span text:style-name="T16">]</text:span></text:p>
      <text:p text:style-name="P4">}</text:p>
      <text:p text:style-name="P1"/>
      <text:p text:style-name="P12"/>
      <text:p text:style-name="P1"/>
      <text:p text:style-name="P1">Title: <text:span text:style-name="T25">Update details of a plan</text:span></text:p>
      <text:p text:style-name="P1"/>
      <text:p text:style-name="P1"><text:soft-page-break/></text:p>
      <text:p text:style-name="P2">URL: <text:s/><text:span text:style-name="T3">http://localhost:8080/productbilling/p</text:span><text:span text:style-name="T8">lans/detail</text:span></text:p>
      <text:p text:style-name="P1"/>
      <text:p text:style-name="P1">Method: <text:span text:style-name="T25">PUT</text:span></text:p>
      <text:p text:style-name="P1"/>
      <text:p text:style-name="P1">Request:</text:p>
      <text:p text:style-name="P1"/>
      <text:p text:style-name="P1">{</text:p>
      <text:p text:style-name="P1"><text:s text:c="12"/>"serviceType": "BHK",</text:p>
      <text:p text:style-name="P1"><text:s text:c="12"/>"detail": 4,</text:p>
      <text:p text:style-name="P1"><text:s text:c="12"/>"plan": {</text:p>
      <text:p text:style-name="P1"><text:s text:c="16"/>"planId": 54,</text:p>
      <text:p text:style-name="P1"><text:s text:c="16"/>"planAmount": 10999.99,</text:p>
      <text:p text:style-name="P1"><text:s text:c="16"/>"planFrequency": 10,</text:p>
      <text:p text:style-name="P1"><text:s text:c="16"/>"type": "Furnished",</text:p>
      <text:p text:style-name="P1"><text:s text:c="16"/>"product": {</text:p>
      <text:p text:style-name="P1"><text:s text:c="20"/>"productId": 47,</text:p>
      <text:p text:style-name="P1"><text:s text:c="20"/>"productName": "OurVilla",</text:p>
      <text:p text:style-name="P1"><text:s text:c="20"/>"productType": "Rental House"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Response:</text:p>
      <text:p text:style-name="P1"/>
      <text:p text:style-name="P5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{</text:span></text:p>
      <text:p text:style-name="P6">        <text:span text:style-name="T17">"serviceType"</text:span><text:span text:style-name="T16">: </text:span><text:span text:style-name="T18">"BHK"</text:span><text:span text:style-name="T16">,</text:span></text:p>
      <text:p text:style-name="P6">        <text:span text:style-name="T17">"detail"</text:span><text:span text:style-name="T16">: </text:span><text:span text:style-name="T19">4</text:span><text:span text:style-name="T16">,</text:span></text:p>
      <text:p text:style-name="P6">        <text:span text:style-name="T17">"plan"</text:span><text:span text:style-name="T16">: {</text:span></text:p>
      <text:p text:style-name="P6">            <text:span text:style-name="T17">"planId"</text:span><text:span text:style-name="T16">: </text:span><text:span text:style-name="T19">54</text:span><text:span text:style-name="T16">,</text:span></text:p>
      <text:p text:style-name="P6">            <text:span text:style-name="T17">"planAmount"</text:span><text:span text:style-name="T16">: </text:span><text:span text:style-name="T19">10999.99</text:span><text:span text:style-name="T16">,</text:span></text:p>
      <text:p text:style-name="P6">            <text:span text:style-name="T17">"planFrequency"</text:span><text:span text:style-name="T16">: </text:span><text:span text:style-name="T19">10</text:span><text:span text:style-name="T16">,</text:span></text:p>
      <text:p text:style-name="P6">            <text:span text:style-name="T17">"type"</text:span><text:span text:style-name="T16">: </text:span><text:span text:style-name="T18">"Furnished"</text:span><text:span text:style-name="T16">,</text:span></text:p>
      <text:p text:style-name="P6">            <text:span text:style-name="T17">"product"</text:span><text:span text:style-name="T16">: {</text:span></text:p>
      <text:p text:style-name="P6">                <text:span text:style-name="T17">"productId"</text:span><text:span text:style-name="T16">: </text:span><text:span text:style-name="T19">47</text:span><text:span text:style-name="T16">,</text:span></text:p>
      <text:p text:style-name="P6">                <text:span text:style-name="T17">"productName"</text:span><text:span text:style-name="T16">: </text:span><text:span text:style-name="T18">"OurVilla"</text:span><text:span text:style-name="T16">,</text:span></text:p>
      <text:p text:style-name="P6">                <text:span text:style-name="T17">"productType"</text:span><text:span text:style-name="T16">: </text:span><text:span text:style-name="T18">"Rental House"</text:span></text:p>
      <text:p text:style-name="P6">            <text:span text:style-name="T16">}</text:span></text:p>
      <text:p text:style-name="P6">        <text:span text:style-name="T16">}</text:span></text:p>
      <text:p text:style-name="P6">    <text:span text:style-name="T16">}</text:span></text:p>
      <text:p text:style-name="P4">}</text:p>
      <text:p text:style-name="P1"/>
      <text:p text:style-name="P12"/>
      <text:p text:style-name="P1"/>
      <text:p text:style-name="P1">Title: <text:span text:style-name="T26">Remove detail belongs to a plan</text:span></text:p>
      <text:p text:style-name="P1"/>
      <text:p text:style-name="P1"/>
      <text:p text:style-name="P2">URL: <text:s/><text:span text:style-name="T3">http://localhost:8080/productbilling/p</text:span><text:span text:style-name="T9">lans/detail</text:span></text:p>
      <text:p text:style-name="P1"/>
      <text:p text:style-name="P1">Method: <text:span text:style-name="T26">DELETE</text:span></text:p>
      <text:p text:style-name="P1"><text:soft-page-break/></text:p>
      <text:p text:style-name="P1">Request:</text:p>
      <text:p text:style-name="P1"/>
      <text:p text:style-name="P1">{</text:p>
      <text:p text:style-name="P1"><text:s text:c="12"/>"serviceType": "BHK",</text:p>
      <text:p text:style-name="P1"><text:s text:c="12"/>"detail": 4,</text:p>
      <text:p text:style-name="P1"><text:s text:c="12"/>"plan": {</text:p>
      <text:p text:style-name="P1"><text:s text:c="16"/>"planId": 54,</text:p>
      <text:p text:style-name="P1"><text:s text:c="16"/>"planAmount": 10999.99,</text:p>
      <text:p text:style-name="P1"><text:s text:c="16"/>"planFrequency": 10,</text:p>
      <text:p text:style-name="P1"><text:s text:c="16"/>"type": "Furnished",</text:p>
      <text:p text:style-name="P1"><text:s text:c="16"/>"product": {</text:p>
      <text:p text:style-name="P1"><text:s text:c="20"/>"productId": 47,</text:p>
      <text:p text:style-name="P1"><text:s text:c="20"/>"productName": "OurVilla",</text:p>
      <text:p text:style-name="P1"><text:s text:c="20"/>"productType": "Rental House"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Response:</text:p>
      <text:p text:style-name="P1"/>
      <text:p text:style-name="P5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{</text:span></text:p>
      <text:p text:style-name="P6">        <text:span text:style-name="T17">"serviceType"</text:span><text:span text:style-name="T16">: </text:span><text:span text:style-name="T18">"BHK"</text:span><text:span text:style-name="T16">,</text:span></text:p>
      <text:p text:style-name="P6">        <text:span text:style-name="T17">"detail"</text:span><text:span text:style-name="T16">: </text:span><text:span text:style-name="T19">4</text:span><text:span text:style-name="T16">,</text:span></text:p>
      <text:p text:style-name="P6">        <text:span text:style-name="T17">"plan"</text:span><text:span text:style-name="T16">: {</text:span></text:p>
      <text:p text:style-name="P6">            <text:span text:style-name="T17">"planId"</text:span><text:span text:style-name="T16">: </text:span><text:span text:style-name="T19">54</text:span><text:span text:style-name="T16">,</text:span></text:p>
      <text:p text:style-name="P6">            <text:span text:style-name="T17">"planAmount"</text:span><text:span text:style-name="T16">: </text:span><text:span text:style-name="T19">10999.99</text:span><text:span text:style-name="T16">,</text:span></text:p>
      <text:p text:style-name="P6">            <text:span text:style-name="T17">"planFrequency"</text:span><text:span text:style-name="T16">: </text:span><text:span text:style-name="T19">10</text:span><text:span text:style-name="T16">,</text:span></text:p>
      <text:p text:style-name="P6">            <text:span text:style-name="T17">"type"</text:span><text:span text:style-name="T16">: </text:span><text:span text:style-name="T18">"Furnished"</text:span><text:span text:style-name="T16">,</text:span></text:p>
      <text:p text:style-name="P6">            <text:span text:style-name="T17">"product"</text:span><text:span text:style-name="T16">: {</text:span></text:p>
      <text:p text:style-name="P6">                <text:span text:style-name="T17">"productId"</text:span><text:span text:style-name="T16">: </text:span><text:span text:style-name="T19">47</text:span><text:span text:style-name="T16">,</text:span></text:p>
      <text:p text:style-name="P6">                <text:span text:style-name="T17">"productName"</text:span><text:span text:style-name="T16">: </text:span><text:span text:style-name="T18">"OurVilla"</text:span><text:span text:style-name="T16">,</text:span></text:p>
      <text:p text:style-name="P6">                <text:span text:style-name="T17">"productType"</text:span><text:span text:style-name="T16">: </text:span><text:span text:style-name="T18">"Rental House"</text:span></text:p>
      <text:p text:style-name="P6">            <text:span text:style-name="T16">}</text:span></text:p>
      <text:p text:style-name="P6">        <text:span text:style-name="T16">}</text:span></text:p>
      <text:p text:style-name="P6">    <text:span text:style-name="T16">}</text:span></text:p>
      <text:p text:style-name="P4">}</text:p>
      <text:p text:style-name="P1"/>
      <text:p text:style-name="P12"/>
      <text:p text:style-name="P1"/>
      <text:p text:style-name="P1">Title: <text:span text:style-name="T26">Add charge for a particular Plan</text:span></text:p>
      <text:p text:style-name="P1"/>
      <text:p text:style-name="P1"/>
      <text:p text:style-name="P2">URL: <text:s/><text:span text:style-name="T3">http://localhost:8080/productbilling/p</text:span><text:span text:style-name="T9">lans/charge</text:span></text:p>
      <text:p text:style-name="P1"/>
      <text:p text:style-name="P1">Method: <text:span text:style-name="T26">POST</text:span></text:p>
      <text:p text:style-name="P1"/>
      <text:p text:style-name="P1">Request:</text:p>
      <text:p text:style-name="P1"/>
      <text:p text:style-name="P1">{</text:p>
      <text:p text:style-name="P1"><text:soft-page-break/><text:tab/>"chargeType":"Rental Agreement",</text:p>
      <text:p text:style-name="P1"><text:tab/>"charge":"150",</text:p>
      <text:p text:style-name="P1"><text:tab/>"document":"PAN",</text:p>
      <text:p text:style-name="P1"><text:tab/>"plan":{</text:p>
      <text:p text:style-name="P1"><text:tab/><text:tab/>"planId":54</text:p>
      <text:p text:style-name="P1"><text:tab/>}</text:p>
      <text:p text:style-name="P1">}</text:p>
      <text:p text:style-name="P1"/>
      <text:p text:style-name="P1">Response:</text:p>
      <text:p text:style-name="P1"/>
      <text:p text:style-name="P5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{</text:span></text:p>
      <text:p text:style-name="P6">        <text:span text:style-name="T17">"chargeType"</text:span><text:span text:style-name="T16">: </text:span><text:span text:style-name="T18">"Rental Agreement"</text:span><text:span text:style-name="T16">,</text:span></text:p>
      <text:p text:style-name="P6">        <text:span text:style-name="T17">"charge"</text:span><text:span text:style-name="T16">: </text:span><text:span text:style-name="T19">150.0</text:span><text:span text:style-name="T16">,</text:span></text:p>
      <text:p text:style-name="P6">        <text:span text:style-name="T17">"document"</text:span><text:span text:style-name="T16">: </text:span><text:span text:style-name="T18">"PAN"</text:span><text:span text:style-name="T16">,</text:span></text:p>
      <text:p text:style-name="P6">        <text:span text:style-name="T17">"plan"</text:span><text:span text:style-name="T16">: {</text:span></text:p>
      <text:p text:style-name="P6">            <text:span text:style-name="T17">"planId"</text:span><text:span text:style-name="T16">: </text:span><text:span text:style-name="T19">54</text:span><text:span text:style-name="T16">,</text:span></text:p>
      <text:p text:style-name="P6">            <text:span text:style-name="T17">"planAmount"</text:span><text:span text:style-name="T16">: </text:span><text:span text:style-name="T19">0.0</text:span><text:span text:style-name="T16">,</text:span></text:p>
      <text:p text:style-name="P6">            <text:span text:style-name="T17">"planFrequency"</text:span><text:span text:style-name="T16">: </text:span><text:span text:style-name="T19">0</text:span><text:span text:style-name="T16">,</text:span></text:p>
      <text:p text:style-name="P6">            <text:span text:style-name="T17">"type"</text:span><text:span text:style-name="T16">: </text:span><text:span text:style-name="T18">null</text:span><text:span text:style-name="T16">,</text:span></text:p>
      <text:p text:style-name="P6">            <text:span text:style-name="T17">"product"</text:span><text:span text:style-name="T16">: </text:span><text:span text:style-name="T18">null</text:span></text:p>
      <text:p text:style-name="P6">        <text:span text:style-name="T16">}</text:span></text:p>
      <text:p text:style-name="P6">    <text:span text:style-name="T16">}</text:span></text:p>
      <text:p text:style-name="P4">}</text:p>
      <text:p text:style-name="P1"/>
      <text:p text:style-name="P12"/>
      <text:p text:style-name="P1"/>
      <text:p text:style-name="P1">Title: <text:span text:style-name="T26">Get Charges belongs to a plan</text:span></text:p>
      <text:p text:style-name="P1"/>
      <text:p text:style-name="P1"/>
      <text:p text:style-name="P2">URL: <text:s/><text:span text:style-name="T3">http://localhost:8080/productbilling/p</text:span><text:span text:style-name="T10">lans/plan/charge</text:span></text:p>
      <text:p text:style-name="P1"/>
      <text:p text:style-name="P1">Method: <text:span text:style-name="T27">POST</text:span></text:p>
      <text:p text:style-name="P1"/>
      <text:p text:style-name="P1">Request:</text:p>
      <text:p text:style-name="P1"/>
      <text:p text:style-name="P1">{</text:p>
      <text:p text:style-name="P1"><text:tab/>"planId":54</text:p>
      <text:p text:style-name="P1">}</text:p>
      <text:p text:style-name="P1"/>
      <text:p text:style-name="P1">Response:</text:p>
      <text:p text:style-name="P1"/>
      <text:p text:style-name="P5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[</text:span></text:p>
      <text:p text:style-name="P6">        <text:span text:style-name="T16">{</text:span></text:p>
      <text:p text:style-name="P6">            <text:span text:style-name="T17">"chargeType"</text:span><text:span text:style-name="T16">: </text:span><text:span text:style-name="T18">"Advance"</text:span><text:span text:style-name="T16">,</text:span></text:p>
      <text:p text:style-name="P6">            <text:span text:style-name="T17">"charge"</text:span><text:span text:style-name="T16">: </text:span><text:span text:style-name="T19">5000.0</text:span><text:span text:style-name="T16">,</text:span></text:p>
      <text:p text:style-name="P6">            <text:span text:style-name="T17">"document"</text:span><text:span text:style-name="T16">: </text:span><text:span text:style-name="T18">"Adhar"</text:span><text:span text:style-name="T16">,</text:span></text:p>
      <text:p text:style-name="P6">            <text:span text:style-name="T17">"plan"</text:span><text:span text:style-name="T16">: {</text:span></text:p>
      <text:p text:style-name="P6">                <text:span text:style-name="T17">"planId"</text:span><text:span text:style-name="T16">: </text:span><text:span text:style-name="T19">54</text:span><text:span text:style-name="T16">,</text:span></text:p>
      <text:p text:style-name="P6">                <text:span text:style-name="T17">"planAmount"</text:span><text:span text:style-name="T16">: </text:span><text:span text:style-name="T19">10999.99</text:span><text:span text:style-name="T16">,</text:span></text:p>
      <text:p text:style-name="P6"><text:soft-page-break/>                <text:span text:style-name="T17">"planFrequency"</text:span><text:span text:style-name="T16">: </text:span><text:span text:style-name="T19">10</text:span><text:span text:style-name="T16">,</text:span></text:p>
      <text:p text:style-name="P6">                <text:span text:style-name="T17">"type"</text:span><text:span text:style-name="T16">: </text:span><text:span text:style-name="T18">"Furnished"</text:span><text:span text:style-name="T16">,</text:span></text:p>
      <text:p text:style-name="P6">                <text:span text:style-name="T17">"product"</text:span><text:span text:style-name="T16">: {</text:span></text:p>
      <text:p text:style-name="P6">                    <text:span text:style-name="T17">"productId"</text:span><text:span text:style-name="T16">: </text:span><text:span text:style-name="T19">47</text:span><text:span text:style-name="T16">,</text:span></text:p>
      <text:p text:style-name="P6">                    <text:span text:style-name="T17">"productName"</text:span><text:span text:style-name="T16">: </text:span><text:span text:style-name="T18">"OurVilla"</text:span><text:span text:style-name="T16">,</text:span></text:p>
      <text:p text:style-name="P6">                    <text:span text:style-name="T17">"productType"</text:span><text:span text:style-name="T16">: </text:span><text:span text:style-name="T18">"Rental House"</text:span></text:p>
      <text:p text:style-name="P6">                <text:span text:style-name="T16">}</text:span></text:p>
      <text:p text:style-name="P6">            <text:span text:style-name="T16">}</text:span></text:p>
      <text:p text:style-name="P6">        <text:span text:style-name="T16">},</text:span></text:p>
      <text:p text:style-name="P6">        <text:span text:style-name="T16">{</text:span></text:p>
      <text:p text:style-name="P6">            <text:span text:style-name="T17">"chargeType"</text:span><text:span text:style-name="T16">: </text:span><text:span text:style-name="T18">"Maintainance"</text:span><text:span text:style-name="T16">,</text:span></text:p>
      <text:p text:style-name="P6">            <text:span text:style-name="T17">"charge"</text:span><text:span text:style-name="T16">: </text:span><text:span text:style-name="T19">1199.99</text:span><text:span text:style-name="T16">,</text:span></text:p>
      <text:p text:style-name="P6">            <text:span text:style-name="T17">"document"</text:span><text:span text:style-name="T16">: </text:span><text:span text:style-name="T18">"none"</text:span><text:span text:style-name="T16">,</text:span></text:p>
      <text:p text:style-name="P6">            <text:span text:style-name="T17">"plan"</text:span><text:span text:style-name="T16">: {</text:span></text:p>
      <text:p text:style-name="P6">                <text:span text:style-name="T17">"planId"</text:span><text:span text:style-name="T16">: </text:span><text:span text:style-name="T19">54</text:span><text:span text:style-name="T16">,</text:span></text:p>
      <text:p text:style-name="P6">                <text:span text:style-name="T17">"planAmount"</text:span><text:span text:style-name="T16">: </text:span><text:span text:style-name="T19">10999.99</text:span><text:span text:style-name="T16">,</text:span></text:p>
      <text:p text:style-name="P6">                <text:span text:style-name="T17">"planFrequency"</text:span><text:span text:style-name="T16">: </text:span><text:span text:style-name="T19">10</text:span><text:span text:style-name="T16">,</text:span></text:p>
      <text:p text:style-name="P6">                <text:span text:style-name="T17">"type"</text:span><text:span text:style-name="T16">: </text:span><text:span text:style-name="T18">"Furnished"</text:span><text:span text:style-name="T16">,</text:span></text:p>
      <text:p text:style-name="P6">                <text:span text:style-name="T17">"product"</text:span><text:span text:style-name="T16">: {</text:span></text:p>
      <text:p text:style-name="P6">                    <text:span text:style-name="T17">"productId"</text:span><text:span text:style-name="T16">: </text:span><text:span text:style-name="T19">47</text:span><text:span text:style-name="T16">,</text:span></text:p>
      <text:p text:style-name="P6">                    <text:span text:style-name="T17">"productName"</text:span><text:span text:style-name="T16">: </text:span><text:span text:style-name="T18">"OurVilla"</text:span><text:span text:style-name="T16">,</text:span></text:p>
      <text:p text:style-name="P6">                    <text:span text:style-name="T17">"productType"</text:span><text:span text:style-name="T16">: </text:span><text:span text:style-name="T18">"Rental House"</text:span></text:p>
      <text:p text:style-name="P6">                <text:span text:style-name="T16">}</text:span></text:p>
      <text:p text:style-name="P6">            <text:span text:style-name="T16">}</text:span></text:p>
      <text:p text:style-name="P6">        <text:span text:style-name="T16">},</text:span></text:p>
      <text:p text:style-name="P6">        <text:span text:style-name="T16">{</text:span></text:p>
      <text:p text:style-name="P6">            <text:span text:style-name="T17">"chargeType"</text:span><text:span text:style-name="T16">: </text:span><text:span text:style-name="T18">"Rental Agreement"</text:span><text:span text:style-name="T16">,</text:span></text:p>
      <text:p text:style-name="P6">            <text:span text:style-name="T17">"charge"</text:span><text:span text:style-name="T16">: </text:span><text:span text:style-name="T19">150.0</text:span><text:span text:style-name="T16">,</text:span></text:p>
      <text:p text:style-name="P6">            <text:span text:style-name="T17">"document"</text:span><text:span text:style-name="T16">: </text:span><text:span text:style-name="T18">"PAN"</text:span><text:span text:style-name="T16">,</text:span></text:p>
      <text:p text:style-name="P6">            <text:span text:style-name="T17">"plan"</text:span><text:span text:style-name="T16">: {</text:span></text:p>
      <text:p text:style-name="P6">                <text:span text:style-name="T17">"planId"</text:span><text:span text:style-name="T16">: </text:span><text:span text:style-name="T19">54</text:span><text:span text:style-name="T16">,</text:span></text:p>
      <text:p text:style-name="P6">                <text:span text:style-name="T17">"planAmount"</text:span><text:span text:style-name="T16">: </text:span><text:span text:style-name="T19">10999.99</text:span><text:span text:style-name="T16">,</text:span></text:p>
      <text:p text:style-name="P6">                <text:span text:style-name="T17">"planFrequency"</text:span><text:span text:style-name="T16">: </text:span><text:span text:style-name="T19">10</text:span><text:span text:style-name="T16">,</text:span></text:p>
      <text:p text:style-name="P6">                <text:span text:style-name="T17">"type"</text:span><text:span text:style-name="T16">: </text:span><text:span text:style-name="T18">"Furnished"</text:span><text:span text:style-name="T16">,</text:span></text:p>
      <text:p text:style-name="P6">                <text:span text:style-name="T17">"product"</text:span><text:span text:style-name="T16">: {</text:span></text:p>
      <text:p text:style-name="P6">                    <text:span text:style-name="T17">"productId"</text:span><text:span text:style-name="T16">: </text:span><text:span text:style-name="T19">47</text:span><text:span text:style-name="T16">,</text:span></text:p>
      <text:p text:style-name="P6">                    <text:span text:style-name="T17">"productName"</text:span><text:span text:style-name="T16">: </text:span><text:span text:style-name="T18">"OurVilla"</text:span><text:span text:style-name="T16">,</text:span></text:p>
      <text:p text:style-name="P6">                    <text:span text:style-name="T17">"productType"</text:span><text:span text:style-name="T16">: </text:span><text:span text:style-name="T18">"Rental House"</text:span></text:p>
      <text:p text:style-name="P6">                <text:span text:style-name="T16">}</text:span></text:p>
      <text:p text:style-name="P6">            <text:span text:style-name="T16">}</text:span></text:p>
      <text:p text:style-name="P6">        <text:span text:style-name="T16">}</text:span></text:p>
      <text:p text:style-name="P6">    <text:span text:style-name="T16">]</text:span></text:p>
      <text:p text:style-name="P4">}</text:p>
      <text:p text:style-name="P1"/>
      <text:p text:style-name="P12"/>
      <text:p text:style-name="P1"/>
      <text:p text:style-name="P1">Title: <text:span text:style-name="T27">Update Charge details</text:span></text:p>
      <text:p text:style-name="P1"/>
      <text:p text:style-name="P1"/>
      <text:p text:style-name="P2">URL: <text:s/><text:span text:style-name="T3">http://localhost:8080/productbilling/p</text:span><text:span text:style-name="T10">lans/charge</text:span></text:p>
      <text:p text:style-name="P1"/>
      <text:p text:style-name="P1">Method: <text:span text:style-name="T27">PUT</text:span></text:p>
      <text:p text:style-name="P1"><text:soft-page-break/></text:p>
      <text:p text:style-name="P1">Request:</text:p>
      <text:p text:style-name="P1"/>
      <text:p text:style-name="P1">{</text:p>
      <text:p text:style-name="P1"><text:s text:c="12"/>"chargeType": "Advance",</text:p>
      <text:p text:style-name="P1"><text:s text:c="12"/>"charge": 3500.0,</text:p>
      <text:p text:style-name="P1"><text:s text:c="12"/>"document": "Adhar",</text:p>
      <text:p text:style-name="P1"><text:s text:c="12"/>"plan": {</text:p>
      <text:p text:style-name="P1"><text:s text:c="16"/>"planId": 54,</text:p>
      <text:p text:style-name="P1"><text:s text:c="16"/>"planAmount": 10999.99,</text:p>
      <text:p text:style-name="P1"><text:s text:c="16"/>"planFrequency": 10,</text:p>
      <text:p text:style-name="P1"><text:s text:c="16"/>"type": "Furnished",</text:p>
      <text:p text:style-name="P1"><text:s text:c="16"/>"product": {</text:p>
      <text:p text:style-name="P1"><text:s text:c="20"/>"productId": 47,</text:p>
      <text:p text:style-name="P1"><text:s text:c="20"/>"productName": "OurVilla",</text:p>
      <text:p text:style-name="P1"><text:s text:c="20"/>"productType": "Rental House"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Response:</text:p>
      <text:p text:style-name="P1"/>
      <text:p text:style-name="P5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{</text:span></text:p>
      <text:p text:style-name="P6">        <text:span text:style-name="T17">"chargeType"</text:span><text:span text:style-name="T16">: </text:span><text:span text:style-name="T18">"Advance"</text:span><text:span text:style-name="T16">,</text:span></text:p>
      <text:p text:style-name="P6">        <text:span text:style-name="T17">"charge"</text:span><text:span text:style-name="T16">: </text:span><text:span text:style-name="T19">3500.0</text:span><text:span text:style-name="T16">,</text:span></text:p>
      <text:p text:style-name="P6">        <text:span text:style-name="T17">"document"</text:span><text:span text:style-name="T16">: </text:span><text:span text:style-name="T18">"Adhar"</text:span><text:span text:style-name="T16">,</text:span></text:p>
      <text:p text:style-name="P6">        <text:span text:style-name="T17">"plan"</text:span><text:span text:style-name="T16">: {</text:span></text:p>
      <text:p text:style-name="P6">            <text:span text:style-name="T17">"planId"</text:span><text:span text:style-name="T16">: </text:span><text:span text:style-name="T19">54</text:span><text:span text:style-name="T16">,</text:span></text:p>
      <text:p text:style-name="P6">            <text:span text:style-name="T17">"planAmount"</text:span><text:span text:style-name="T16">: </text:span><text:span text:style-name="T19">10999.99</text:span><text:span text:style-name="T16">,</text:span></text:p>
      <text:p text:style-name="P6">            <text:span text:style-name="T17">"planFrequency"</text:span><text:span text:style-name="T16">: </text:span><text:span text:style-name="T19">10</text:span><text:span text:style-name="T16">,</text:span></text:p>
      <text:p text:style-name="P6">            <text:span text:style-name="T17">"type"</text:span><text:span text:style-name="T16">: </text:span><text:span text:style-name="T18">"Furnished"</text:span><text:span text:style-name="T16">,</text:span></text:p>
      <text:p text:style-name="P6">            <text:span text:style-name="T17">"product"</text:span><text:span text:style-name="T16">: {</text:span></text:p>
      <text:p text:style-name="P6">                <text:span text:style-name="T17">"productId"</text:span><text:span text:style-name="T16">: </text:span><text:span text:style-name="T19">47</text:span><text:span text:style-name="T16">,</text:span></text:p>
      <text:p text:style-name="P6">                <text:span text:style-name="T17">"productName"</text:span><text:span text:style-name="T16">: </text:span><text:span text:style-name="T18">"OurVilla"</text:span><text:span text:style-name="T16">,</text:span></text:p>
      <text:p text:style-name="P6">                <text:span text:style-name="T17">"productType"</text:span><text:span text:style-name="T16">: </text:span><text:span text:style-name="T18">"Rental House"</text:span></text:p>
      <text:p text:style-name="P6">            <text:span text:style-name="T16">}</text:span></text:p>
      <text:p text:style-name="P6">        <text:span text:style-name="T16">}</text:span></text:p>
      <text:p text:style-name="P6">    <text:span text:style-name="T16">}</text:span></text:p>
      <text:p text:style-name="P4">}</text:p>
      <text:p text:style-name="P1"/>
      <text:p text:style-name="P12"/>
      <text:p text:style-name="P1"/>
      <text:p text:style-name="P1">Title: <text:span text:style-name="T28">Remove a plan charge</text:span></text:p>
      <text:p text:style-name="P1"/>
      <text:p text:style-name="P1"/>
      <text:p text:style-name="P2">URL: <text:s/><text:span text:style-name="T3">http://localhost:8080/productbilling/p</text:span><text:span text:style-name="T11">lans/charge</text:span></text:p>
      <text:p text:style-name="P1"/>
      <text:p text:style-name="P1">Method: <text:span text:style-name="T28">DELETE</text:span></text:p>
      <text:p text:style-name="P1"/>
      <text:p text:style-name="P1">Request:</text:p>
      <text:p text:style-name="P1"><text:soft-page-break/></text:p>
      <text:p text:style-name="P1">{</text:p>
      <text:p text:style-name="P1"><text:tab/>"chargeType":"Maintainance",</text:p>
      <text:p text:style-name="P1"><text:tab/>"charge":"1199.99",</text:p>
      <text:p text:style-name="P1"><text:tab/>"document":"none",</text:p>
      <text:p text:style-name="P1"><text:tab/>"plan":{</text:p>
      <text:p text:style-name="P1"><text:tab/><text:tab/>"planId":54</text:p>
      <text:p text:style-name="P1"><text:tab/>}</text:p>
      <text:p text:style-name="P1">}</text:p>
      <text:p text:style-name="P1"/>
      <text:p text:style-name="P1">Response:</text:p>
      <text:p text:style-name="P1"/>
      <text:p text:style-name="P5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{</text:span></text:p>
      <text:p text:style-name="P6">        <text:span text:style-name="T17">"chargeType"</text:span><text:span text:style-name="T16">: </text:span><text:span text:style-name="T18">"Maintainance"</text:span><text:span text:style-name="T16">,</text:span></text:p>
      <text:p text:style-name="P6">        <text:span text:style-name="T17">"charge"</text:span><text:span text:style-name="T16">: </text:span><text:span text:style-name="T19">1199.99</text:span><text:span text:style-name="T16">,</text:span></text:p>
      <text:p text:style-name="P6">        <text:span text:style-name="T17">"document"</text:span><text:span text:style-name="T16">: </text:span><text:span text:style-name="T18">"none"</text:span><text:span text:style-name="T16">,</text:span></text:p>
      <text:p text:style-name="P6">        <text:span text:style-name="T17">"plan"</text:span><text:span text:style-name="T16">: {</text:span></text:p>
      <text:p text:style-name="P6">            <text:span text:style-name="T17">"planId"</text:span><text:span text:style-name="T16">: </text:span><text:span text:style-name="T19">54</text:span><text:span text:style-name="T16">,</text:span></text:p>
      <text:p text:style-name="P6">            <text:span text:style-name="T17">"planAmount"</text:span><text:span text:style-name="T16">: </text:span><text:span text:style-name="T19">0.0</text:span><text:span text:style-name="T16">,</text:span></text:p>
      <text:p text:style-name="P6">            <text:span text:style-name="T17">"planFrequency"</text:span><text:span text:style-name="T16">: </text:span><text:span text:style-name="T19">0</text:span><text:span text:style-name="T16">,</text:span></text:p>
      <text:p text:style-name="P6">            <text:span text:style-name="T17">"type"</text:span><text:span text:style-name="T16">: </text:span><text:span text:style-name="T18">null</text:span><text:span text:style-name="T16">,</text:span></text:p>
      <text:p text:style-name="P6">            <text:span text:style-name="T17">"product"</text:span><text:span text:style-name="T16">: </text:span><text:span text:style-name="T18">null</text:span></text:p>
      <text:p text:style-name="P6">        <text:span text:style-name="T16">}</text:span></text:p>
      <text:p text:style-name="P6">    <text:span text:style-name="T16">}</text:span></text:p>
      <text:p text:style-name="P4">}</text:p>
      <text:p text:style-name="P1"/>
      <text:p text:style-name="P12"/>
      <text:p text:style-name="P1"/>
      <text:p text:style-name="P1">Title:<text:span text:style-name="T28">Add Overdue details for a plan</text:span></text:p>
      <text:p text:style-name="P1"/>
      <text:p text:style-name="P1"/>
      <text:p text:style-name="P2">URL: <text:s/><text:span text:style-name="T3">http://localhost:8080/productbilling/p</text:span><text:span text:style-name="T11">lans/overdue</text:span></text:p>
      <text:p text:style-name="P1"/>
      <text:p text:style-name="P1">Method: <text:span text:style-name="T28">POST</text:span></text:p>
      <text:p text:style-name="P1"/>
      <text:p text:style-name="P1">Request:</text:p>
      <text:p text:style-name="P1"/>
      <text:p text:style-name="P1">{</text:p>
      <text:p text:style-name="P1"><text:tab/>"overageType":"Rent",</text:p>
      <text:p text:style-name="P1"><text:tab/>"overageService":1,</text:p>
      <text:p text:style-name="P1"><text:tab/>"serviceCost":199.99,</text:p>
      <text:p text:style-name="P1"><text:tab/>"plan":{</text:p>
      <text:p text:style-name="P1"><text:tab/><text:tab/>"planId":54</text:p>
      <text:p text:style-name="P1"><text:tab/>}</text:p>
      <text:p text:style-name="P1">}</text:p>
      <text:p text:style-name="P1"/>
      <text:p text:style-name="P1">Response:</text:p>
      <text:p text:style-name="P1"/>
      <text:p text:style-name="P5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{</text:span></text:p>
      <text:p text:style-name="P6"><text:soft-page-break/>        <text:span text:style-name="T17">"overageType"</text:span><text:span text:style-name="T16">: </text:span><text:span text:style-name="T18">"Rent"</text:span><text:span text:style-name="T16">,</text:span></text:p>
      <text:p text:style-name="P6">        <text:span text:style-name="T17">"overageService"</text:span><text:span text:style-name="T16">: </text:span><text:span text:style-name="T19">1</text:span><text:span text:style-name="T16">,</text:span></text:p>
      <text:p text:style-name="P6">        <text:span text:style-name="T17">"serviceCost"</text:span><text:span text:style-name="T16">: </text:span><text:span text:style-name="T19">199.99</text:span><text:span text:style-name="T16">,</text:span></text:p>
      <text:p text:style-name="P6">        <text:span text:style-name="T17">"plan"</text:span><text:span text:style-name="T16">: {</text:span></text:p>
      <text:p text:style-name="P6">            <text:span text:style-name="T17">"planId"</text:span><text:span text:style-name="T16">: </text:span><text:span text:style-name="T19">54</text:span></text:p>
      <text:p text:style-name="P6">        <text:span text:style-name="T16">}</text:span></text:p>
      <text:p text:style-name="P6">    <text:span text:style-name="T16">}</text:span></text:p>
      <text:p text:style-name="P4">}</text:p>
      <text:p text:style-name="P1"/>
      <text:p text:style-name="P12"/>
      <text:p text:style-name="P1"/>
      <text:p text:style-name="P1">Title: <text:span text:style-name="T29">Get Chrages belongs to a particular plan</text:span></text:p>
      <text:p text:style-name="P1"/>
      <text:p text:style-name="P1"/>
      <text:p text:style-name="P2">URL: <text:s/><text:span text:style-name="T3">http://localhost:8080/productbilling/p</text:span><text:span text:style-name="T12">lans/plan/charge</text:span></text:p>
      <text:p text:style-name="P1"/>
      <text:p text:style-name="P1">Method: <text:span text:style-name="T29">POST</text:span></text:p>
      <text:p text:style-name="P1"/>
      <text:p text:style-name="P1">Request:</text:p>
      <text:p text:style-name="P1"/>
      <text:p text:style-name="P1">{</text:p>
      <text:p text:style-name="P1"><text:tab/>"planId":54</text:p>
      <text:p text:style-name="P11">}</text:p>
      <text:p text:style-name="P1"/>
      <text:p text:style-name="P1">Response:</text:p>
      <text:p text:style-name="P1"/>
      <text:p text:style-name="P5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[</text:span></text:p>
      <text:p text:style-name="P6">        <text:span text:style-name="T16">{</text:span></text:p>
      <text:p text:style-name="P6">            <text:span text:style-name="T17">"overageType"</text:span><text:span text:style-name="T16">: </text:span><text:span text:style-name="T18">"Maintainance"</text:span><text:span text:style-name="T16">,</text:span></text:p>
      <text:p text:style-name="P6">            <text:span text:style-name="T17">"overageService"</text:span><text:span text:style-name="T16">: </text:span><text:span text:style-name="T19">1</text:span><text:span text:style-name="T16">,</text:span></text:p>
      <text:p text:style-name="P6">            <text:span text:style-name="T17">"serviceCost"</text:span><text:span text:style-name="T16">: </text:span><text:span text:style-name="T19">50.0</text:span><text:span text:style-name="T16">,</text:span></text:p>
      <text:p text:style-name="P6">            <text:span text:style-name="T17">"plan"</text:span><text:span text:style-name="T16">: {</text:span></text:p>
      <text:p text:style-name="P6">                <text:span text:style-name="T17">"planId"</text:span><text:span text:style-name="T16">: </text:span><text:span text:style-name="T19">54</text:span><text:span text:style-name="T16">,</text:span></text:p>
      <text:p text:style-name="P6">                <text:span text:style-name="T17">"planAmount"</text:span><text:span text:style-name="T16">: </text:span><text:span text:style-name="T19">10999.99</text:span><text:span text:style-name="T16">,</text:span></text:p>
      <text:p text:style-name="P6">                <text:span text:style-name="T17">"planFrequency"</text:span><text:span text:style-name="T16">: </text:span><text:span text:style-name="T19">10</text:span><text:span text:style-name="T16">,</text:span></text:p>
      <text:p text:style-name="P6">                <text:span text:style-name="T17">"type"</text:span><text:span text:style-name="T16">: </text:span><text:span text:style-name="T18">"Furnished"</text:span><text:span text:style-name="T16">,</text:span></text:p>
      <text:p text:style-name="P6">                <text:span text:style-name="T17">"product"</text:span><text:span text:style-name="T16">: {</text:span></text:p>
      <text:p text:style-name="P6">                    <text:span text:style-name="T17">"productId"</text:span><text:span text:style-name="T16">: </text:span><text:span text:style-name="T19">47</text:span><text:span text:style-name="T16">,</text:span></text:p>
      <text:p text:style-name="P6">                    <text:span text:style-name="T17">"productName"</text:span><text:span text:style-name="T16">: </text:span><text:span text:style-name="T18">"OurVilla"</text:span><text:span text:style-name="T16">,</text:span></text:p>
      <text:p text:style-name="P6">                    <text:span text:style-name="T17">"productType"</text:span><text:span text:style-name="T16">: </text:span><text:span text:style-name="T18">"Rental House"</text:span></text:p>
      <text:p text:style-name="P6">                <text:span text:style-name="T16">}</text:span></text:p>
      <text:p text:style-name="P6">            <text:span text:style-name="T16">}</text:span></text:p>
      <text:p text:style-name="P6">        <text:span text:style-name="T16">},</text:span></text:p>
      <text:p text:style-name="P6">        <text:span text:style-name="T16">{</text:span></text:p>
      <text:p text:style-name="P6">            <text:span text:style-name="T17">"overageType"</text:span><text:span text:style-name="T16">: </text:span><text:span text:style-name="T18">"Rent"</text:span><text:span text:style-name="T16">,</text:span></text:p>
      <text:p text:style-name="P6">            <text:span text:style-name="T17">"overageService"</text:span><text:span text:style-name="T16">: </text:span><text:span text:style-name="T19">1</text:span><text:span text:style-name="T16">,</text:span></text:p>
      <text:p text:style-name="P6">            <text:span text:style-name="T17">"serviceCost"</text:span><text:span text:style-name="T16">: </text:span><text:span text:style-name="T19">199.99</text:span><text:span text:style-name="T16">,</text:span></text:p>
      <text:p text:style-name="P6">            <text:span text:style-name="T17">"plan"</text:span><text:span text:style-name="T16">: {</text:span></text:p>
      <text:p text:style-name="P6">                <text:span text:style-name="T17">"planId"</text:span><text:span text:style-name="T16">: </text:span><text:span text:style-name="T19">54</text:span><text:span text:style-name="T16">,</text:span></text:p>
      <text:p text:style-name="P6">                <text:span text:style-name="T17">"planAmount"</text:span><text:span text:style-name="T16">: </text:span><text:span text:style-name="T19">10999.99</text:span><text:span text:style-name="T16">,</text:span></text:p>
      <text:p text:style-name="P6"><text:soft-page-break/>                <text:span text:style-name="T17">"planFrequency"</text:span><text:span text:style-name="T16">: </text:span><text:span text:style-name="T19">10</text:span><text:span text:style-name="T16">,</text:span></text:p>
      <text:p text:style-name="P6">                <text:span text:style-name="T17">"type"</text:span><text:span text:style-name="T16">: </text:span><text:span text:style-name="T18">"Furnished"</text:span><text:span text:style-name="T16">,</text:span></text:p>
      <text:p text:style-name="P6">                <text:span text:style-name="T17">"product"</text:span><text:span text:style-name="T16">: {</text:span></text:p>
      <text:p text:style-name="P6">                    <text:span text:style-name="T17">"productId"</text:span><text:span text:style-name="T16">: </text:span><text:span text:style-name="T19">47</text:span><text:span text:style-name="T16">,</text:span></text:p>
      <text:p text:style-name="P6">                    <text:span text:style-name="T17">"productName"</text:span><text:span text:style-name="T16">: </text:span><text:span text:style-name="T18">"OurVilla"</text:span><text:span text:style-name="T16">,</text:span></text:p>
      <text:p text:style-name="P6">                    <text:span text:style-name="T17">"productType"</text:span><text:span text:style-name="T16">: </text:span><text:span text:style-name="T18">"Rental House"</text:span></text:p>
      <text:p text:style-name="P6">                <text:span text:style-name="T16">}</text:span></text:p>
      <text:p text:style-name="P6">            <text:span text:style-name="T16">}</text:span></text:p>
      <text:p text:style-name="P6">        <text:span text:style-name="T16">}</text:span></text:p>
      <text:p text:style-name="P6">    <text:span text:style-name="T16">]</text:span></text:p>
      <text:p text:style-name="P4">}</text:p>
      <text:p text:style-name="P1"/>
      <text:p text:style-name="P12"/>
      <text:p text:style-name="P1"/>
      <text:p text:style-name="P1">Title: <text:span text:style-name="T29">Update charges</text:span></text:p>
      <text:p text:style-name="P1"/>
      <text:p text:style-name="P1"/>
      <text:p text:style-name="P2">URL: <text:s/><text:span text:style-name="T3">http://localhost:8080/productbilling/p</text:span><text:span text:style-name="T12">lans/charge</text:span></text:p>
      <text:p text:style-name="P1"/>
      <text:p text:style-name="P1">Method: <text:span text:style-name="T29">PUT</text:span></text:p>
      <text:p text:style-name="P1"/>
      <text:p text:style-name="P1">Request:</text:p>
      <text:p text:style-name="P1"/>
      <text:p text:style-name="P1">{</text:p>
      <text:p text:style-name="P1"><text:tab/>"overageType":"Maintainance",</text:p>
      <text:p text:style-name="P1"><text:tab/>"overageService":1,</text:p>
      <text:p text:style-name="P1"><text:tab/>"serviceCost":56.50,</text:p>
      <text:p text:style-name="P1"><text:tab/>"plan":{</text:p>
      <text:p text:style-name="P1"><text:tab/><text:tab/>"planId":54</text:p>
      <text:p text:style-name="P1"><text:tab/>}</text:p>
      <text:p text:style-name="P1">}</text:p>
      <text:p text:style-name="P1"/>
      <text:p text:style-name="P1">Response:</text:p>
      <text:p text:style-name="P1"/>
      <text:p text:style-name="P5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{</text:span></text:p>
      <text:p text:style-name="P6">        <text:span text:style-name="T17">"overageType"</text:span><text:span text:style-name="T16">: </text:span><text:span text:style-name="T18">"Maintainance"</text:span><text:span text:style-name="T16">,</text:span></text:p>
      <text:p text:style-name="P6">        <text:span text:style-name="T17">"overageService"</text:span><text:span text:style-name="T16">: </text:span><text:span text:style-name="T19">1</text:span><text:span text:style-name="T16">,</text:span></text:p>
      <text:p text:style-name="P6">        <text:span text:style-name="T17">"serviceCost"</text:span><text:span text:style-name="T16">: </text:span><text:span text:style-name="T19">56.5</text:span><text:span text:style-name="T16">,</text:span></text:p>
      <text:p text:style-name="P6">        <text:span text:style-name="T17">"plan"</text:span><text:span text:style-name="T16">: {</text:span></text:p>
      <text:p text:style-name="P6">            <text:span text:style-name="T17">"planId"</text:span><text:span text:style-name="T16">: </text:span><text:span text:style-name="T19">54</text:span><text:span text:style-name="T16">,</text:span></text:p>
      <text:p text:style-name="P6">            <text:span text:style-name="T17">"planAmount"</text:span><text:span text:style-name="T16">: </text:span><text:span text:style-name="T19">0.0</text:span><text:span text:style-name="T16">,</text:span></text:p>
      <text:p text:style-name="P6">            <text:span text:style-name="T17">"planFrequency"</text:span><text:span text:style-name="T16">: </text:span><text:span text:style-name="T19">0</text:span><text:span text:style-name="T16">,</text:span></text:p>
      <text:p text:style-name="P6">            <text:span text:style-name="T17">"type"</text:span><text:span text:style-name="T16">: </text:span><text:span text:style-name="T18">null</text:span><text:span text:style-name="T16">,</text:span></text:p>
      <text:p text:style-name="P6">            <text:span text:style-name="T17">"product"</text:span><text:span text:style-name="T16">: </text:span><text:span text:style-name="T18">null</text:span></text:p>
      <text:p text:style-name="P6">        <text:span text:style-name="T16">}</text:span></text:p>
      <text:p text:style-name="P6">    <text:span text:style-name="T16">}</text:span></text:p>
      <text:p text:style-name="P4">}</text:p>
      <text:p text:style-name="P1"/>
      <text:p text:style-name="P12"/>
      <text:p text:style-name="P1"/>
      <text:p text:style-name="P1"><text:soft-page-break/>Title: <text:span text:style-name="T29">Remove charge details belongs to a plan</text:span></text:p>
      <text:p text:style-name="P1"/>
      <text:p text:style-name="P3"><text:span text:style-name="T1">URL: <text:s/></text:span><text:span text:style-name="T3">http://localhost:8080/productbilling/plans/overdue</text:span></text:p>
      <text:p text:style-name="P1"/>
      <text:p text:style-name="P1">Method: <text:span text:style-name="T29">DELETE</text:span> </text:p>
      <text:p text:style-name="P1"/>
      <text:p text:style-name="P1">Request:</text:p>
      <text:p text:style-name="P1"/>
      <text:p text:style-name="P1">{</text:p>
      <text:p text:style-name="P1"><text:tab/>"overageType":"Maintainance",</text:p>
      <text:p text:style-name="P1"><text:tab/>"overageService":1,</text:p>
      <text:p text:style-name="P1"><text:tab/>"serviceCost":56.50,</text:p>
      <text:p text:style-name="P1"><text:tab/>"plan":{</text:p>
      <text:p text:style-name="P1"><text:tab/><text:tab/>"planId":54</text:p>
      <text:p text:style-name="P1"><text:tab/>}</text:p>
      <text:p text:style-name="P1">}</text:p>
      <text:p text:style-name="P1"/>
      <text:p text:style-name="P1">Response:</text:p>
      <text:p text:style-name="P1"/>
      <text:p text:style-name="P5">{</text:p>
      <text:p text:style-name="P6">    <text:span text:style-name="T17">"error"</text:span><text:span text:style-name="T16">: </text:span><text:span text:style-name="T18">false</text:span><text:span text:style-name="T16">,</text:span></text:p>
      <text:p text:style-name="P6">    <text:span text:style-name="T17">"data"</text:span><text:span text:style-name="T16">: {</text:span></text:p>
      <text:p text:style-name="P6">        <text:span text:style-name="T17">"overageType"</text:span><text:span text:style-name="T16">: </text:span><text:span text:style-name="T18">"Maintainance"</text:span><text:span text:style-name="T16">,</text:span></text:p>
      <text:p text:style-name="P6">        <text:span text:style-name="T17">"overageService"</text:span><text:span text:style-name="T16">: </text:span><text:span text:style-name="T19">1</text:span><text:span text:style-name="T16">,</text:span></text:p>
      <text:p text:style-name="P6">        <text:span text:style-name="T17">"serviceCost"</text:span><text:span text:style-name="T16">: </text:span><text:span text:style-name="T19">56.5</text:span><text:span text:style-name="T16">,</text:span></text:p>
      <text:p text:style-name="P6">        <text:span text:style-name="T17">"plan"</text:span><text:span text:style-name="T16">: {</text:span></text:p>
      <text:p text:style-name="P6">            <text:span text:style-name="T17">"planId"</text:span><text:span text:style-name="T16">: </text:span><text:span text:style-name="T19">54</text:span><text:span text:style-name="T16">,</text:span></text:p>
      <text:p text:style-name="P6">            <text:span text:style-name="T17">"planAmount"</text:span><text:span text:style-name="T16">: </text:span><text:span text:style-name="T19">0.0</text:span><text:span text:style-name="T16">,</text:span></text:p>
      <text:p text:style-name="P6">            <text:span text:style-name="T17">"planFrequency"</text:span><text:span text:style-name="T16">: </text:span><text:span text:style-name="T19">0</text:span><text:span text:style-name="T16">,</text:span></text:p>
      <text:p text:style-name="P6">            <text:span text:style-name="T17">"type"</text:span><text:span text:style-name="T16">: </text:span><text:span text:style-name="T18">null</text:span><text:span text:style-name="T16">,</text:span></text:p>
      <text:p text:style-name="P6">            <text:span text:style-name="T17">"product"</text:span><text:span text:style-name="T16">: </text:span><text:span text:style-name="T18">null</text:span></text:p>
      <text:p text:style-name="P6">        <text:span text:style-name="T16">}</text:span></text:p>
      <text:p text:style-name="P6">    <text:span text:style-name="T16">}</text:span></text:p>
      <text:p text:style-name="P4">}</text:p>
      <text:p text:style-name="P1"/>
      <text:p text:style-name="P12"/>
      <text:p text:style-name="P1"/>
      <text:p text:style-name="P1">Title:</text:p>
      <text:p text:style-name="P1"/>
      <text:p text:style-name="P1"/>
      <text:p text:style-name="P1">URL: </text:p>
      <text:p text:style-name="P1"/>
      <text:p text:style-name="P1">Method: </text:p>
      <text:p text:style-name="P1"/>
      <text:p text:style-name="P1">Request:</text:p>
      <text:p text:style-name="P1"/>
      <text:p text:style-name="P1"/>
      <text:p text:style-name="P1"/>
      <text:p text:style-name="P1">Response:</text:p>
      <text:p text:style-name="P1"/>
      <text:p text:style-name="P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1:41:46.162615738</meta:creation-date>
    <dc:date>2020-12-23T16:25:19.861348735</dc:date>
    <meta:editing-duration>PT6H2M2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8" meta:paragraph-count="695" meta:word-count="1225" meta:character-count="14736" meta:non-whitespace-character-count="9015"/>
  </office:meta>
</office:document-meta>
</file>